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6cm"/>
    </style:style>
    <style:style style:name="co7" style:family="table-column">
      <style:table-column-properties fo:break-before="auto" style:column-width="4.165cm"/>
    </style:style>
    <style:style style:name="co8" style:family="table-column">
      <style:table-column-properties fo:break-before="auto" style:column-width="4.269cm"/>
    </style:style>
    <style:style style:name="co9" style:family="table-column">
      <style:table-column-properties fo:break-before="auto" style:column-width="4.708cm"/>
    </style:style>
    <style:style style:name="co10" style:family="table-column">
      <style:table-column-properties fo:break-before="auto" style:column-width="5.046cm"/>
    </style:style>
    <style:style style:name="co11" style:family="table-column">
      <style:table-column-properties fo:break-before="auto" style:column-width="2.452cm"/>
    </style:style>
    <style:style style:name="co12" style:family="table-column">
      <style:table-column-properties fo:break-before="auto" style:column-width="4.332cm"/>
    </style:style>
    <style:style style:name="co13" style:family="table-column">
      <style:table-column-properties fo:break-before="auto" style:column-width="4.039cm"/>
    </style:style>
    <style:style style:name="co14" style:family="table-column">
      <style:table-column-properties fo:break-before="auto" style:column-width="3.819cm"/>
    </style:style>
    <style:style style:name="co15" style:family="table-column">
      <style:table-column-properties fo:break-before="auto" style:column-width="3.893cm"/>
    </style:style>
    <style:style style:name="co16" style:family="table-column">
      <style:table-column-properties fo:break-before="auto" style:column-width="3.935cm"/>
    </style:style>
    <style:style style:name="co17" style:family="table-column">
      <style:table-column-properties fo:break-before="auto" style:column-width="4.076cm"/>
    </style:style>
    <style:style style:name="co18" style:family="table-column">
      <style:table-column-properties fo:break-before="auto" style:column-width="6.625cm"/>
    </style:style>
    <style:style style:name="ro1" style:family="table-row">
      <style:table-row-properties style:row-height="0.469cm" fo:break-before="auto" style:use-optimal-row-height="true"/>
    </style:style>
    <style:style style:name="ro5" style:family="table-row">
      <style:table-row-properties style:row-height="2.956cm" fo:break-before="auto" style:use-optimal-row-height="true"/>
    </style:style>
    <style:style style:name="ro9" style:family="table-row">
      <style:table-row-properties style:row-height="0.88cm" fo:break-before="auto" style:use-optimal-row-height="true"/>
    </style:style>
    <style:style style:name="ro10" style:family="table-row">
      <style:table-row-properties style:row-height="1.296cm" fo:break-before="auto" style:use-optimal-row-height="true"/>
    </style:style>
    <style:style style:name="ro2" style:family="table-row">
      <style:table-row-properties style:row-height="2.125cm" fo:break-before="auto" style:use-optimal-row-height="true"/>
    </style:style>
    <style:style style:name="ro11" style:family="table-row">
      <style:table-row-properties style:row-height="3.371cm" fo:break-before="auto" style:use-optimal-row-height="true"/>
    </style:style>
    <style:style style:name="ro6" style:family="table-row">
      <style:table-row-properties style:row-height="3.787cm" fo:break-before="auto" style:use-optimal-row-height="true"/>
    </style:style>
    <style:style style:name="ro12" style:family="table-row">
      <style:table-row-properties style:row-height="0.496cm" fo:break-before="auto" style:use-optimal-row-height="true"/>
    </style:style>
    <style:style style:name="ro13" style:family="table-row">
      <style:table-row-properties style:row-height="2.161cm" fo:break-before="auto" style:use-optimal-row-height="true"/>
    </style:style>
    <style:style style:name="ro14" style:family="table-row">
      <style:table-row-properties style:row-height="2.572cm" fo:break-before="auto" style:use-optimal-row-height="true"/>
    </style:style>
    <style:style style:name="ro15" style:family="table-row">
      <style:table-row-properties style:row-height="5.489cm" fo:break-before="auto" style:use-optimal-row-height="true"/>
    </style:style>
    <style:style style:name="ro16" style:family="table-row">
      <style:table-row-properties style:row-height="2.983cm" fo:break-before="auto" style:use-optimal-row-height="true"/>
    </style:style>
    <style:style style:name="ro17" style:family="table-row">
      <style:table-row-properties style:row-height="3.826cm" fo:break-before="auto" style:use-optimal-row-height="true"/>
    </style:style>
    <style:style style:name="ro18" style:family="table-row">
      <style:table-row-properties style:row-height="4.235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fo:background-color="#cccccc" fo:border-left="none" fo:border-right="none" fo:border-top="0.002cm solid #000000"/>
      <style:text-properties fo:font-style="italic" fo:font-weight="bold"/>
    </style:style>
    <style:style style:name="ce11" style:family="table-cell" style:parent-style-name="Default">
      <style:table-cell-properties fo:border-bottom="none" fo:border-left="none" fo:border-right="0.002cm solid #000000" fo:border-top="none"/>
    </style:style>
    <style:style style:name="ce12" style:family="table-cell" style:parent-style-name="Default">
      <style:table-cell-properties fo:border-bottom="none" fo:wrap-option="wrap" fo:border-left="none" fo:border-right="0.002cm solid #000000" fo:border-top="none" style:vertical-align="top"/>
    </style:style>
    <style:style style:name="ce18" style:family="table-cell" style:parent-style-name="Default">
      <style:table-cell-properties fo:border-bottom="none" fo:background-color="#e6e6ff" style:text-align-source="fix" style:repeat-content="false" fo:border-left="none" fo:border-right="none" fo:border-top="0.002cm solid #000000"/>
      <style:paragraph-properties fo:text-align="center" fo:margin-left="0cm"/>
      <style:text-properties fo:font-weight="bold"/>
    </style:style>
    <style:style style:name="ce19"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bold" style:font-weight-asian="bold" style:font-weight-complex="bold"/>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fo:font-style="italic"/>
    </style:style>
    <style:style style:name="ce20" style:family="table-cell" style:parent-style-name="Default">
      <style:table-cell-properties fo:wrap-option="wrap" style:vertical-align="top"/>
    </style:style>
    <style:style style:name="ce21" style:family="table-cell" style:parent-style-name="Default">
      <style:table-cell-properties fo:border-bottom="none" fo:background-color="#e6e6ff" fo:border-left="none" fo:border-right="none" fo:border-top="0.002cm solid #000000"/>
      <style:text-properties fo:font-weight="bold"/>
    </style:style>
    <style:style style:name="ce23" style:family="table-cell" style:parent-style-name="Default">
      <style:table-cell-properties fo:border-bottom="none" fo:background-color="#e6e6ff" fo:border-left="none" fo:border-right="0.002cm solid #000000" fo:border-top="0.002cm solid #000000"/>
      <style:text-properties fo:font-weight="bold"/>
    </style:style>
    <style:style style:name="ce25" style:family="table-cell" style:parent-style-name="Default">
      <style:table-cell-properties fo:background-color="#e6e6ff" style:text-align-source="fix" style:repeat-content="false" fo:border="0.002cm solid #000000"/>
      <style:paragraph-properties fo:text-align="center" fo:margin-left="0cm"/>
      <style:text-properties fo:font-style="italic"/>
    </style:style>
    <style:style style:name="ce26" style:family="table-cell" style:parent-style-name="Default">
      <style:table-cell-properties fo:wrap-option="wrap"/>
    </style:style>
    <style:style style:name="ce27" style:family="table-cell" style:parent-style-name="Default">
      <style:table-cell-properties fo:border-bottom="none" fo:border-left="none" fo:border-right="none" fo:border-top="0.002cm solid #000000"/>
      <style:text-properties fo:font-weight="bold"/>
    </style:style>
    <style:style style:name="ce28" style:family="table-cell" style:parent-style-name="Default">
      <style:table-cell-properties style:text-align-source="fix" style:repeat-content="false" fo:border="0.002cm solid #000000"/>
      <style:paragraph-properties fo:text-align="center" fo:margin-left="0cm"/>
      <style:text-properties fo:font-style="italic"/>
    </style:style>
    <style:style style:name="ce29"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ackground-color="#cccccc"/>
      <style:text-properties fo:font-style="italic"/>
    </style:style>
    <style:style style:name="ce30" style:family="table-cell" style:parent-style-name="Default">
      <style:table-cell-properties fo:background-color="#cccccc" style:vertical-align="top"/>
      <style:text-properties fo:font-style="italic"/>
    </style:style>
    <style:style style:name="ce31" style:family="table-cell" style:parent-style-name="Default">
      <style:table-cell-properties fo:background-color="#cccccc" fo:wrap-option="wrap"/>
      <style:text-properties fo:font-style="italic"/>
    </style:style>
    <style:style style:name="ce32" style:family="table-cell" style:parent-style-name="Default">
      <style:table-cell-properties fo:background-color="#ffcc99" style:text-align-source="fix" style:repeat-content="false"/>
      <style:paragraph-properties fo:text-align="center" fo:margin-left="0cm"/>
      <style:text-properties fo:font-weight="bold" style:font-weight-asian="bold" style:font-weight-complex="bold"/>
    </style:style>
    <style:style style:name="ce33"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34" style:family="table-cell" style:parent-style-name="Default">
      <style:table-cell-properties fo:background-color="#ffcc99"/>
    </style:style>
    <style:style style:name="ce35"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36" style:family="table-cell" style:parent-style-name="Default">
      <style:table-cell-properties fo:border-bottom="none" fo:wrap-option="wrap" fo:border-left="none" fo:border-right="0.002cm solid #000000" fo:border-top="none"/>
    </style:style>
    <style:style style:name="ce37" style:family="table-cell" style:parent-style-name="Default">
      <style:table-cell-properties style:vertical-align="top"/>
    </style:style>
    <style:style style:name="ce22" style:family="table-cell" style:parent-style-name="Default">
      <style:table-cell-properties fo:background-color="#e6e6ff"/>
    </style:style>
    <style:style style:name="ce38" style:family="table-cell" style:parent-style-name="Default">
      <style:table-cell-properties fo:background-color="#cccccc" style:text-align-source="fix" style:repeat-content="false" fo:border="0.002cm solid #000000"/>
      <style:paragraph-properties fo:text-align="start" fo:margin-left="0cm"/>
      <style:text-properties fo:font-style="italic"/>
    </style:style>
    <style:style style:name="ce39"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1" style:family="table-cell" style:parent-style-name="Default">
      <style:table-cell-properties fo:background-color="#cccccc" fo:wrap-option="wrap" style:vertical-align="top"/>
      <style:text-properties fo:font-style="italic"/>
    </style:style>
    <style:style style:name="ce42" style:family="table-cell" style:parent-style-name="Default">
      <style:table-cell-properties fo:border-bottom="none" fo:background-color="#ffcc99" style:text-align-source="fix" style:repeat-content="false" fo:border-left="0.002cm solid #000000" fo:border-right="0.002cm solid #000000" fo:border-top="0.002cm solid #000000"/>
      <style:paragraph-properties fo:text-align="center" fo:margin-left="0cm"/>
      <style:text-properties fo:font-weight="bold"/>
    </style:style>
    <style:style style:name="ce43"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bold" style:font-weight-asian="bold" style:font-weight-complex="bold"/>
    </style:style>
    <style:style style:name="ce44" style:family="table-cell" style:parent-style-name="Default" style:data-style-name="N37">
      <style:table-cell-properties fo:border-bottom="none" fo:border-left="0.002cm solid #000000" fo:border-right="none" fo:border-top="none"/>
    </style:style>
    <style:style style:name="ce45" style:family="table-cell" style:parent-style-name="Default">
      <style:table-cell-properties fo:border-bottom="none" fo:border-left="0.002cm solid #000000" fo:border-right="none" fo:border-top="none"/>
    </style:style>
    <style:style style:name="ce46" style:family="table-cell" style:parent-style-name="Default">
      <style:table-cell-properties fo:border-bottom="none" fo:wrap-option="wrap" fo:border-left="0.002cm solid #000000" fo:border-right="none" fo:border-top="none" style:vertical-align="top"/>
    </style:style>
    <style:style style:name="ce47" style:family="table-cell" style:parent-style-name="Default">
      <style:table-cell-properties fo:border-bottom="none" fo:background-color="#ffcc99" fo:border-left="none" fo:border-right="0.002cm solid #000000" fo:border-top="0.002cm solid #000000"/>
      <style:text-properties fo:font-weight="bold"/>
    </style:style>
    <style:style style:name="ce48" style:family="table-cell" style:parent-style-name="Default" style:data-style-name="N37">
      <style:table-cell-properties fo:border="none"/>
    </style:style>
    <style:style style:name="ce49" style:family="table-cell" style:parent-style-name="Default">
      <style:table-cell-properties fo:border="none"/>
    </style:style>
    <style:style style:name="ce50" style:family="table-cell" style:parent-style-name="Default" style:data-style-name="N37">
      <style:table-cell-properties fo:border-bottom="none" fo:border-left="0.002cm solid #000000" fo:border-right="0.002cm solid #000000" fo:border-top="none"/>
    </style:style>
    <style:style style:name="ce51" style:family="table-cell" style:parent-style-name="Default">
      <style:table-cell-properties fo:border-bottom="none" fo:border-left="0.002cm solid #000000" fo:border-right="0.002cm solid #000000" fo:border-top="none"/>
    </style:style>
    <style:style style:name="ce52" style:family="table-cell" style:parent-style-name="Default">
      <style:table-cell-properties fo:border-bottom="none" fo:wrap-option="wrap" fo:border-left="0.002cm solid #000000" fo:border-right="0.002cm solid #000000" fo:border-top="none" style:vertical-align="top"/>
    </style:style>
    <style:style style:name="ce53" style:family="table-cell" style:parent-style-name="Default">
      <style:text-properties fo:font-weight="normal" style:font-weight-asian="normal" style:font-weight-complex="normal"/>
    </style:style>
    <style:style style:name="T1" style:family="text">
      <style:text-properties style:font-name="Arial" style:font-name-asian="DejaVu Sans" style:font-name-complex="Tahoma"/>
    </style:style>
  </office:automatic-styles>
  <office:body>
    <office:spreadsheet>
      <table:table table:name="Maj'Eyal-Wild" table:style-name="ta1" table:print="false">
        <table:table-column table:style-name="co1" table:default-cell-style-name="ce3"/>
        <table:table-column table:style-name="co2" table:default-cell-style-name="ce45"/>
        <table:table-column table:style-name="co2" table:default-cell-style-name="ce11"/>
        <table:table-column table:style-name="co2" table:default-cell-style-name="ce45"/>
        <table:table-column table:style-name="co2" table:default-cell-style-name="ce11"/>
        <table:table-column table:style-name="co2" table:default-cell-style-name="ce45"/>
        <table:table-column table:style-name="co2" table:default-cell-style-name="ce11"/>
        <table:table-column table:style-name="co2" table:default-cell-style-name="ce45"/>
        <table:table-column table:style-name="co2" table:default-cell-style-name="ce11"/>
        <table:table-column table:style-name="co2" table:default-cell-style-name="ce45"/>
        <table:table-column table:style-name="co2" table:default-cell-style-name="ce11"/>
        <table:table-column table:style-name="co15" table:default-cell-style-name="ce51"/>
        <table:table-column table:style-name="co2" table:default-cell-style-name="ce45"/>
        <table:table-column table:style-name="co2" table:default-cell-style-name="ce11"/>
        <table:table-column table:style-name="co2" table:number-columns-repeated="6" table:default-cell-style-name="Default"/>
        <table:table-column table:style-name="co2" table:default-cell-style-name="ce11"/>
        <table:table-column table:style-name="co16" table:default-cell-style-name="Default"/>
        <table:table-column table:style-name="co2" table:number-columns-repeated="8" table:default-cell-style-name="Default"/>
        <table:table-column table:style-name="co17" table:default-cell-style-name="Default"/>
        <table:table-column table:style-name="co2" table:default-cell-style-name="Default"/>
        <table:table-column table:style-name="co18" table:default-cell-style-name="Default"/>
        <table:table-column table:style-name="co2" table:default-cell-style-name="Default"/>
        <table:table-column table:style-name="co1" table:number-columns-repeated="990" table:default-cell-style-name="Default"/>
        <table:table-row table:style-name="ro12">
          <table:table-cell table:style-name="ce1" office:value-type="string">
            <text:p>Zone</text:p>
          </table:table-cell>
          <table:table-cell table:style-name="ce42" office:value-type="string" table:number-columns-spanned="2" table:number-rows-spanned="1">
            <text:p>Allied Kingdoms: Derthfields</text:p>
          </table:table-cell>
          <table:covered-table-cell table:style-name="ce47"/>
          <table:table-cell table:style-name="ce42" office:value-type="string" table:number-columns-spanned="2" table:number-rows-spanned="1">
            <text:p>Shaloren</text:p>
          </table:table-cell>
          <table:covered-table-cell table:style-name="ce47"/>
          <table:table-cell table:style-name="ce42" office:value-type="string" table:number-columns-spanned="2" table:number-rows-spanned="1">
            <text:p>Thaloren</text:p>
          </table:table-cell>
          <table:covered-table-cell table:style-name="ce47"/>
          <table:table-cell table:style-name="ce42" office:value-type="string" table:number-columns-spanned="2" table:number-rows-spanned="1">
            <text:p>Dwarves</text:p>
          </table:table-cell>
          <table:covered-table-cell table:style-name="ce47"/>
          <table:table-cell table:style-name="ce42" office:value-type="string" table:number-columns-spanned="2" table:number-rows-spanned="1">
            <text:p>Archmages</text:p>
          </table:table-cell>
          <table:covered-table-cell table:style-name="ce47"/>
          <table:table-cell table:style-name="ce42" office:value-type="string">
            <text:p>Low Undeads</text:p>
          </table:table-cell>
          <table:table-cell table:style-name="ce42" office:value-type="string" table:number-columns-spanned="2" table:number-rows-spanned="1">
            <text:p>Yeeks: Island of Rel</text:p>
          </table:table-cell>
          <table:covered-table-cell table:style-name="ce47"/>
          <table:table-cell table:style-name="ce18" office:value-type="string">
            <text:p>Western Wilderness</text:p>
          </table:table-cell>
          <table:table-cell table:style-name="ce21"/>
          <table:table-cell table:style-name="ce22" table:number-columns-repeated="2"/>
          <table:table-cell table:style-name="ce21" table:number-columns-repeated="2"/>
          <table:table-cell table:style-name="ce23"/>
          <table:table-cell table:style-name="ce21" table:number-columns-repeated="13"/>
          <table:table-cell table:style-name="ce27" table:number-columns-repeated="229"/>
          <table:table-cell table:number-columns-repeated="761"/>
        </table:table-row>
        <table:table-row table:style-name="ro12">
          <table:table-cell table:style-name="ce2" office:value-type="string">
            <text:p>Place</text:p>
          </table:table-cell>
          <table:table-cell table:style-name="ce43" office:value-type="string">
            <text:p>Kor'Pul</text:p>
          </table:table-cell>
          <table:table-cell table:style-name="ce43" office:value-type="string">
            <text:p>Trollshaws</text:p>
          </table:table-cell>
          <table:table-cell table:style-name="ce43" office:value-type="string">
            <text:p>Scintillating Caves</text:p>
          </table:table-cell>
          <table:table-cell table:style-name="ce43" office:value-type="string">
            <text:p>Rhaloren Camp</text:p>
          </table:table-cell>
          <table:table-cell table:style-name="ce43" office:value-type="string">
            <text:p>Heart of the Gloom</text:p>
          </table:table-cell>
          <table:table-cell table:style-name="ce43" office:value-type="string">
            <text:p>Lair of Norgos</text:p>
          </table:table-cell>
          <table:table-cell table:style-name="ce43" office:value-type="string">
            <text:p>Deep Bellow</text:p>
          </table:table-cell>
          <table:table-cell table:style-name="ce43" office:value-type="string">
            <text:p>Reknor Escape</text:p>
          </table:table-cell>
          <table:table-cell table:style-name="ce43"/>
          <table:table-cell table:style-name="ce43" office:value-type="string">
            <text:p>Abashed Expanse</text:p>
          </table:table-cell>
          <table:table-cell table:style-name="ce43" office:value-type="string">
            <text:p>Blighted Ruins</text:p>
          </table:table-cell>
          <table:table-cell table:style-name="ce43" office:value-type="string">
            <text:p>Lair of Murgol</text:p>
          </table:table-cell>
          <table:table-cell table:style-name="ce43" office:value-type="string">
            <text:p>Ritches Tunnels</text:p>
          </table:table-cell>
          <table:table-cell table:style-name="ce19" office:value-type="string">
            <text:p>The Maze</text:p>
          </table:table-cell>
          <table:table-cell table:style-name="ce19" office:value-type="string">
            <text:p>Sandworm Lair</text:p>
          </table:table-cell>
          <table:table-cell table:style-name="ce19" office:value-type="string">
            <text:p>Old Forest</text:p>
          </table:table-cell>
          <table:table-cell table:style-name="ce19" office:value-type="string">
            <text:p>Daikara</text:p>
          </table:table-cell>
          <table:table-cell table:style-name="ce19" office:value-type="string">
            <text:p>Tol Falas</text:p>
          </table:table-cell>
          <table:table-cell table:style-name="ce19" office:value-type="string">
            <text:p>Ancient Elven Ruins</text:p>
          </table:table-cell>
          <table:table-cell table:style-name="ce19" office:value-type="string">
            <text:p>Reknor</text:p>
          </table:table-cell>
          <table:table-cell table:style-name="ce19" office:value-type="string">
            <text:p>Charred Scar</text:p>
          </table:table-cell>
          <table:table-cell table:style-name="ce25" office:value-type="string">
            <text:p>Mount Gundabad</text:p>
          </table:table-cell>
          <table:table-cell table:style-name="ce19" office:value-type="string">
            <text:p>Temple of Creation</text:p>
          </table:table-cell>
          <table:table-cell table:style-name="ce19" office:value-type="string">
            <text:p>Flooded Cave</text:p>
          </table:table-cell>
          <table:table-cell table:style-name="ce19" office:value-type="string">
            <text:p>Tempest Peak</text:p>
          </table:table-cell>
          <table:table-cell table:style-name="ce19" office:value-type="string">
            <text:p>Telmur</text:p>
          </table:table-cell>
          <table:table-cell table:style-name="ce19" office:value-type="string">
            <text:p>Demon Plane</text:p>
          </table:table-cell>
          <table:table-cell table:style-name="ce19" office:value-type="string">
            <text:p>Tannen's Tower</text:p>
          </table:table-cell>
          <table:table-cell table:style-name="ce19" office:value-type="string">
            <text:p>Crypt of Kryl-Feijan</text:p>
          </table:table-cell>
          <table:table-cell table:style-name="ce19" office:value-type="string">
            <text:p>Mark of the Spellblaze</text:p>
          </table:table-cell>
          <table:table-cell table:style-name="ce19" office:value-type="string">
            <text:p>Lake of Nur</text:p>
          </table:table-cell>
          <table:table-cell table:style-name="ce19" office:value-type="string">
            <text:p>Abandoned halfling research facility</text:p>
          </table:table-cell>
          <table:table-cell table:style-name="ce19" office:value-type="string">
            <text:p>Illusory Castle</text:p>
          </table:table-cell>
          <table:table-cell table:style-name="ce28" table:number-columns-repeated="229"/>
          <table:table-cell table:style-name="ce29" table:number-columns-repeated="761"/>
        </table:table-row>
        <table:table-row table:style-name="ro1">
          <table:table-cell office:value-type="string">
            <text:p>Level</text:p>
          </table:table-cell>
          <table:table-cell table:style-name="ce44" office:value-type="string">
            <text:p>1 to 5</text:p>
          </table:table-cell>
          <table:table-cell office:value-type="string">
            <text:p>1 to 5</text:p>
          </table:table-cell>
          <table:table-cell table:style-name="ce48" office:value-type="string">
            <text:p>1 to 5</text:p>
          </table:table-cell>
          <table:table-cell office:value-type="string">
            <text:p>1 to 5</text:p>
          </table:table-cell>
          <table:table-cell table:style-name="ce48" office:value-type="string">
            <text:p>1 to 5</text:p>
          </table:table-cell>
          <table:table-cell office:value-type="string">
            <text:p>1 to 5</text:p>
          </table:table-cell>
          <table:table-cell table:style-name="ce48" office:value-type="string">
            <text:p>1 to 5</text:p>
          </table:table-cell>
          <table:table-cell office:value-type="string">
            <text:p>1 to 5</text:p>
          </table:table-cell>
          <table:table-cell table:style-name="ce48" office:value-type="string">
            <text:p>1 to 5</text:p>
          </table:table-cell>
          <table:table-cell office:value-type="string">
            <text:p>1 to 5</text:p>
          </table:table-cell>
          <table:table-cell table:style-name="ce50" office:value-type="string">
            <text:p>1 to 8</text:p>
          </table:table-cell>
          <table:table-cell table:style-name="ce44" office:value-type="string">
            <text:p>1 to 5</text:p>
          </table:table-cell>
          <table:table-cell office:value-type="string">
            <text:p>1 to 5</text:p>
          </table:table-cell>
          <table:table-cell office:value-type="string">
            <text:p>7 to 12</text:p>
          </table:table-cell>
          <table:table-cell office:value-type="string">
            <text:p>7 to 12</text:p>
          </table:table-cell>
          <table:table-cell office:value-type="string">
            <text:p>7 to 12</text:p>
          </table:table-cell>
          <table:table-cell office:value-type="string">
            <text:p>7 to 12</text:p>
          </table:table-cell>
          <table:table-cell office:value-type="string">
            <text:p>15 to 20</text:p>
          </table:table-cell>
          <table:table-cell office:value-type="string">
            <text:p>18 to 25</text:p>
          </table:table-cell>
          <table:table-cell office:value-type="string">
            <text:p>18 to 23</text:p>
          </table:table-cell>
          <table:table-cell table:style-name="ce53" office:value-type="string">
            <text:p>30 to 35</text:p>
          </table:table-cell>
          <table:table-cell office:value-type="string">
            <text:p>21 to 30</text:p>
          </table:table-cell>
          <table:table-cell office:value-type="string">
            <text:p>30 to 40</text:p>
          </table:table-cell>
          <table:table-cell office:value-type="string">
            <text:p>30 to 40</text:p>
          </table:table-cell>
          <table:table-cell office:value-type="string">
            <text:p>14 to 20</text:p>
          </table:table-cell>
          <table:table-cell office:value-type="string">
            <text:p>35 to 40</text:p>
          </table:table-cell>
          <table:table-cell office:value-type="string">
            <text:p>35 to 40</text:p>
          </table:table-cell>
          <table:table-cell office:value-type="string">
            <text:p>35 to 40</text:p>
          </table:table-cell>
          <table:table-cell office:value-type="string">
            <text:p>25 to 35</text:p>
          </table:table-cell>
          <table:table-cell office:value-type="string">
            <text:p>25 to 35</text:p>
          </table:table-cell>
          <table:table-cell office:value-type="string">
            <text:p>15 to 25</text:p>
          </table:table-cell>
          <table:table-cell office:value-type="string">
            <text:p>15 to 20</text:p>
          </table:table-cell>
          <table:table-cell office:value-type="string">
            <text:p>xx to xx</text:p>
          </table:table-cell>
          <table:table-cell table:number-columns-repeated="990"/>
        </table:table-row>
        <table:table-row table:style-name="ro1">
          <table:table-cell office:value-type="string">
            <text:p>Max lev</text:p>
          </table:table-cell>
          <table:table-cell table:number-columns-repeated="2" office:value-type="float" office:value="3">
            <text:p>3</text:p>
          </table:table-cell>
          <table:table-cell table:style-name="ce49" office:value-type="float" office:value="3">
            <text:p>3</text:p>
          </table:table-cell>
          <table:table-cell office:value-type="float" office:value="3">
            <text:p>3</text:p>
          </table:table-cell>
          <table:table-cell table:style-name="ce49" office:value-type="float" office:value="3">
            <text:p>3</text:p>
          </table:table-cell>
          <table:table-cell office:value-type="float" office:value="3">
            <text:p>3</text:p>
          </table:table-cell>
          <table:table-cell table:style-name="ce49" office:value-type="float" office:value="3">
            <text:p>3</text:p>
          </table:table-cell>
          <table:table-cell office:value-type="float" office:value="3">
            <text:p>3</text:p>
          </table:table-cell>
          <table:table-cell table:style-name="ce49" office:value-type="float" office:value="3">
            <text:p>3</text:p>
          </table:table-cell>
          <table:table-cell office:value-type="float" office:value="3">
            <text:p>3</text:p>
          </table:table-cell>
          <table:table-cell office:value-type="float" office:value="6">
            <text:p>6</text:p>
          </table:table-cell>
          <table:table-cell table:number-columns-repeated="2" office:value-type="float" office:value="3">
            <text:p>3</text:p>
          </table:table-cell>
          <table:table-cell table:number-columns-repeated="4" office:value-type="float" office:value="5">
            <text:p>5</text:p>
          </table:table-cell>
          <table:table-cell office:value-type="float" office:value="9">
            <text:p>9</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7">
            <text:p>7</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5">
            <text:p>5</text:p>
          </table:table-cell>
          <table:table-cell office:value-type="float" office:value="1">
            <text:p>1</text:p>
          </table:table-cell>
          <table:table-cell office:value-type="float" office:value="4">
            <text:p>4</text:p>
          </table:table-cell>
          <table:table-cell office:value-type="float" office:value="1">
            <text:p>1</text:p>
          </table:table-cell>
          <table:table-cell table:number-columns-repeated="990"/>
        </table:table-row>
        <table:table-row table:style-name="ro1">
          <table:table-cell table:number-columns-repeated="3"/>
          <table:table-cell table:style-name="ce49"/>
          <table:table-cell/>
          <table:table-cell table:style-name="ce49"/>
          <table:table-cell/>
          <table:table-cell table:style-name="ce49"/>
          <table:table-cell/>
          <table:table-cell table:style-name="ce49"/>
          <table:table-cell table:number-columns-repeated="1014"/>
        </table:table-row>
        <table:table-row table:style-name="ro12">
          <table:table-cell office:value-type="string">
            <text:p>NPC types</text:p>
          </table:table-cell>
          <table:table-cell office:value-type="string">
            <text:p>skeleton</text:p>
          </table:table-cell>
          <table:table-cell office:value-type="string">
            <text:p>troll</text:p>
          </table:table-cell>
          <table:table-cell table:style-name="ce49" office:value-type="string">
            <text:p>bears</text:p>
          </table:table-cell>
          <table:table-cell office:value-type="string">
            <text:p>rhaloren</text:p>
          </table:table-cell>
          <table:table-cell table:style-name="ce49" office:value-type="string">
            <text:p>deformed wildlife</text:p>
          </table:table-cell>
          <table:table-cell office:value-type="string">
            <text:p>snakes</text:p>
          </table:table-cell>
          <table:table-cell table:style-name="ce49"/>
          <table:table-cell office:value-type="string">
            <text:p>low level orcs</text:p>
          </table:table-cell>
          <table:table-cell table:style-name="ce49"/>
          <table:table-cell/>
          <table:table-cell office:value-type="string">
            <text:p>skeleton</text:p>
          </table:table-cell>
          <table:table-cell office:value-type="string">
            <text:p>aquatic life</text:p>
          </table:table-cell>
          <table:table-cell office:value-type="string">
            <text:p>insects</text:p>
          </table:table-cell>
          <table:table-cell office:value-type="string">
            <text:p>vermin</text:p>
          </table:table-cell>
          <table:table-cell office:value-type="string">
            <text:p>sandworm</text:p>
          </table:table-cell>
          <table:table-cell office:value-type="string">
            <text:p>canine</text:p>
          </table:table-cell>
          <table:table-cell office:value-type="string">
            <text:p>cold drakes</text:p>
          </table:table-cell>
          <table:table-cell office:value-type="string">
            <text:p>skeleton</text:p>
          </table:table-cell>
          <table:table-cell office:value-type="string">
            <text:p>mummies</text:p>
          </table:table-cell>
          <table:table-cell office:value-type="string">
            <text:p>orcs</text:p>
          </table:table-cell>
          <table:table-cell office:value-type="string">
            <text:p>fire elementals</text:p>
          </table:table-cell>
          <table:table-cell office:value-type="string">
            <text:p>goblin</text:p>
          </table:table-cell>
          <table:table-cell office:value-type="string">
            <text:p>aquatic critters</text:p>
          </table:table-cell>
          <table:table-cell office:value-type="string">
            <text:p>aquatic critters</text:p>
          </table:table-cell>
          <table:table-cell office:value-type="string">
            <text:p>air elemental</text:p>
          </table:table-cell>
          <table:table-cell office:value-type="string">
            <text:p>bone giant</text:p>
          </table:table-cell>
          <table:table-cell office:value-type="string">
            <text:p>demons</text:p>
          </table:table-cell>
          <table:table-cell office:value-type="string">
            <text:p>undeads</text:p>
          </table:table-cell>
          <table:table-cell office:value-type="string">
            <text:p>elven cultists</text:p>
          </table:table-cell>
          <table:table-cell office:value-type="string">
            <text:p>elementals</text:p>
          </table:table-cell>
          <table:table-cell office:value-type="string">
            <text:p>horrors</text:p>
          </table:table-cell>
          <table:table-cell table:number-columns-repeated="992"/>
        </table:table-row>
        <table:table-row table:style-name="ro12">
          <table:table-cell/>
          <table:table-cell office:value-type="string">
            <text:p>rodent</text:p>
          </table:table-cell>
          <table:table-cell office:value-type="string">
            <text:p>canine</text:p>
          </table:table-cell>
          <table:table-cell table:style-name="ce49" office:value-type="string">
            <text:p>crystals</text:p>
          </table:table-cell>
          <table:table-cell office:value-type="string">
            <text:p>canine</text:p>
          </table:table-cell>
          <table:table-cell table:style-name="ce49"/>
          <table:table-cell office:value-type="string">
            <text:p>bears</text:p>
          </table:table-cell>
          <table:table-cell table:style-name="ce49"/>
          <table:table-cell office:value-type="string">
            <text:p>stone creatures</text:p>
          </table:table-cell>
          <table:table-cell table:style-name="ce49"/>
          <table:table-cell/>
          <table:table-cell office:value-type="string">
            <text:p>ghoul</text:p>
          </table:table-cell>
          <table:table-cell office:value-type="string">
            <text:p>yaeches</text:p>
          </table:table-cell>
          <table:table-cell office:value-type="string">
            <text:p>ritches</text:p>
          </table:table-cell>
          <table:table-cell office:value-type="string">
            <text:p>canine</text:p>
          </table:table-cell>
          <table:table-cell office:value-type="string">
            <text:p>ooze</text:p>
          </table:table-cell>
          <table:table-cell office:value-type="string">
            <text:p>plant</text:p>
          </table:table-cell>
          <table:table-cell office:value-type="string">
            <text:p>snow giant</text:p>
          </table:table-cell>
          <table:table-cell office:value-type="string">
            <text:p>ghoul</text:p>
          </table:table-cell>
          <table:table-cell office:value-type="string">
            <text:p>undeads</text:p>
          </table:table-cell>
          <table:table-cell office:value-type="string">
            <text:p>trolls</text:p>
          </table:table-cell>
          <table:table-cell office:value-type="string">
            <text:p>fire wyrmics</text:p>
          </table:table-cell>
          <table:table-cell office:value-type="string">
            <text:p>fire drake</text:p>
          </table:table-cell>
          <table:table-cell/>
          <table:table-cell office:value-type="string">
            <text:p>aquatic demons</text:p>
          </table:table-cell>
          <table:table-cell office:value-type="string">
            <text:p>xorns</text:p>
          </table:table-cell>
          <table:table-cell office:value-type="string">
            <text:p>skeleton</text:p>
          </table:table-cell>
          <table:table-cell/>
          <table:table-cell office:value-type="string">
            <text:p>elementals</text:p>
          </table:table-cell>
          <table:table-cell office:value-type="string">
            <text:p>minor demons</text:p>
          </table:table-cell>
          <table:table-cell office:value-type="string">
            <text:p>corruptors</text:p>
          </table:table-cell>
          <table:table-cell office:value-type="string">
            <text:p>snakes</text:p>
          </table:table-cell>
          <table:table-cell table:number-columns-repeated="992"/>
        </table:table-row>
        <table:table-row table:style-name="ro12">
          <table:table-cell/>
          <table:table-cell office:value-type="string">
            <text:p>mold</text:p>
          </table:table-cell>
          <table:table-cell office:value-type="string">
            <text:p>vermin</text:p>
          </table:table-cell>
          <table:table-cell table:style-name="ce49" office:value-type="string">
            <text:p>mold</text:p>
          </table:table-cell>
          <table:table-cell office:value-type="string">
            <text:p>vermin</text:p>
          </table:table-cell>
          <table:table-cell table:style-name="ce49"/>
          <table:table-cell/>
          <table:table-cell table:style-name="ce49"/>
          <table:table-cell/>
          <table:table-cell table:style-name="ce49"/>
          <table:table-cell/>
          <table:table-cell office:value-type="string">
            <text:p>mold</text:p>
          </table:table-cell>
          <table:table-cell table:number-columns-repeated="3"/>
          <table:table-cell office:value-type="string">
            <text:p>jelly</text:p>
          </table:table-cell>
          <table:table-cell office:value-type="string">
            <text:p>bear</text:p>
          </table:table-cell>
          <table:table-cell office:value-type="string">
            <text:p>wolves</text:p>
          </table:table-cell>
          <table:table-cell office:value-type="string">
            <text:p>vampire</text:p>
          </table:table-cell>
          <table:table-cell table:number-columns-repeated="2"/>
          <table:table-cell office:value-type="string">
            <text:p>dragons</text:p>
          </table:table-cell>
          <table:table-cell office:value-type="string">
            <text:p>snake</text:p>
          </table:table-cell>
          <table:table-cell table:number-columns-repeated="2"/>
          <table:table-cell office:value-type="string">
            <text:p>snow giants</text:p>
          </table:table-cell>
          <table:table-cell office:value-type="string">
            <text:p>ghoul</text:p>
          </table:table-cell>
          <table:table-cell/>
          <table:table-cell office:value-type="string">
            <text:p>aquatic</text:p>
          </table:table-cell>
          <table:table-cell/>
          <table:table-cell office:value-type="string">
            <text:p>demons</text:p>
          </table:table-cell>
          <table:table-cell office:value-type="string">
            <text:p>insects</text:p>
          </table:table-cell>
          <table:table-cell table:number-columns-repeated="992"/>
        </table:table-row>
        <table:table-row table:style-name="ro12">
          <table:table-cell/>
          <table:table-cell office:value-type="string">
            <text:p>vermin</text:p>
          </table:table-cell>
          <table:table-cell office:value-type="string">
            <text:p>rodent</text:p>
          </table:table-cell>
          <table:table-cell table:style-name="ce49" office:value-type="string">
            <text:p>vermin</text:p>
          </table:table-cell>
          <table:table-cell office:value-type="string">
            <text:p>rodent</text:p>
          </table:table-cell>
          <table:table-cell table:style-name="ce49"/>
          <table:table-cell/>
          <table:table-cell table:style-name="ce49"/>
          <table:table-cell/>
          <table:table-cell table:style-name="ce49"/>
          <table:table-cell/>
          <table:table-cell office:value-type="string">
            <text:p>vermin</text:p>
          </table:table-cell>
          <table:table-cell table:number-columns-repeated="3"/>
          <table:table-cell office:value-type="string">
            <text:p>vermin</text:p>
          </table:table-cell>
          <table:table-cell office:value-type="string">
            <text:p>vermin</text:p>
          </table:table-cell>
          <table:table-cell office:value-type="string">
            <text:p>xorns</text:p>
          </table:table-cell>
          <table:table-cell table:number-columns-repeated="3"/>
          <table:table-cell office:value-type="string">
            <text:p>faeros</text:p>
          </table:table-cell>
          <table:table-cell table:number-columns-repeated="3"/>
          <table:table-cell office:value-type="string">
            <text:p>storm drakes</text:p>
          </table:table-cell>
          <table:table-cell office:value-type="string">
            <text:p>ghost</text:p>
          </table:table-cell>
          <table:table-cell table:number-columns-repeated="3"/>
          <table:table-cell office:value-type="string">
            <text:p>sick wildlife</text:p>
          </table:table-cell>
          <table:table-cell office:value-type="string">
            <text:p>various critters</text:p>
          </table:table-cell>
          <table:table-cell table:number-columns-repeated="992"/>
        </table:table-row>
        <table:table-row table:style-name="ro12">
          <table:table-cell/>
          <table:table-cell office:value-type="string">
            <text:p>snake</text:p>
          </table:table-cell>
          <table:table-cell office:value-type="string">
            <text:p>snake</text:p>
          </table:table-cell>
          <table:table-cell table:style-name="ce49"/>
          <table:table-cell/>
          <table:table-cell table:style-name="ce49"/>
          <table:table-cell/>
          <table:table-cell table:style-name="ce49"/>
          <table:table-cell/>
          <table:table-cell table:style-name="ce49"/>
          <table:table-cell/>
          <table:table-cell office:value-type="string">
            <text:p>necromancers</text:p>
          </table:table-cell>
          <table:table-cell table:number-columns-repeated="4"/>
          <table:table-cell office:value-type="string">
            <text:p>snake</text:p>
          </table:table-cell>
          <table:table-cell table:number-columns-repeated="1007"/>
        </table:table-row>
        <table:table-row table:style-name="ro12">
          <table:table-cell table:number-columns-repeated="2"/>
          <table:table-cell office:value-type="string">
            <text:p>plant</text:p>
          </table:table-cell>
          <table:table-cell table:style-name="ce49"/>
          <table:table-cell/>
          <table:table-cell table:style-name="ce49"/>
          <table:table-cell/>
          <table:table-cell table:style-name="ce49"/>
          <table:table-cell/>
          <table:table-cell table:style-name="ce49"/>
          <table:table-cell table:number-columns-repeated="6"/>
          <table:table-cell office:value-type="string">
            <text:p>swarm</text:p>
          </table:table-cell>
          <table:table-cell table:number-columns-repeated="1007"/>
        </table:table-row>
        <table:table-row table:style-name="ro1" table:number-rows-repeated="8">
          <table:table-cell table:number-columns-repeated="3"/>
          <table:table-cell table:style-name="ce49"/>
          <table:table-cell/>
          <table:table-cell table:style-name="ce49"/>
          <table:table-cell/>
          <table:table-cell table:style-name="ce49"/>
          <table:table-cell/>
          <table:table-cell table:style-name="ce49"/>
          <table:table-cell table:number-columns-repeated="1014"/>
        </table:table-row>
        <table:table-row table:style-name="ro12">
          <table:table-cell office:value-type="string">
            <text:p>Boss</text:p>
          </table:table-cell>
          <table:table-cell office:value-type="string">
            <text:p>Shade</text:p>
          </table:table-cell>
          <table:table-cell office:value-type="string">
            <text:p>Bill the Stone Troll</text:p>
          </table:table-cell>
          <table:table-cell table:style-name="ce49" office:value-type="string">
            <text:p>Spellblaze Crystal</text:p>
          </table:table-cell>
          <table:table-cell office:value-type="string">
            <text:p>Rhaloren Inquisitor</text:p>
          </table:table-cell>
          <table:table-cell table:style-name="ce49" office:value-type="string">
            <text:p>Withering Thing</text:p>
          </table:table-cell>
          <table:table-cell office:value-type="string">
            <text:p>Norgos</text:p>
          </table:table-cell>
          <table:table-cell table:style-name="ce49" office:value-type="string">
            <text:p>The Mouth</text:p>
          </table:table-cell>
          <table:table-cell office:value-type="string">
            <text:p>Brotoq</text:p>
          </table:table-cell>
          <table:table-cell table:style-name="ce49"/>
          <table:table-cell/>
          <table:table-cell office:value-type="string">
            <text:p>Half finished Bone Giant</text:p>
          </table:table-cell>
          <table:table-cell office:value-type="string">
            <text:p>Murgol</text:p>
          </table:table-cell>
          <table:table-cell office:value-type="string">
            <text:p>Hivemother</text:p>
          </table:table-cell>
          <table:table-cell office:value-type="string">
            <text:p>Minotaur</text:p>
          </table:table-cell>
          <table:table-cell office:value-type="string">
            <text:p>Sandworm Queen</text:p>
          </table:table-cell>
          <table:table-cell office:value-type="string">
            <text:p>Old Man Willow</text:p>
          </table:table-cell>
          <table:table-cell office:value-type="string">
            <text:p>Rantha the Worm</text:p>
          </table:table-cell>
          <table:table-cell office:value-type="string">
            <text:p>The Master (vampire)</text:p>
          </table:table-cell>
          <table:table-cell office:value-type="string">
            <text:p>Greater Mummy Lord</text:p>
          </table:table-cell>
          <table:table-cell office:value-type="string">
            <text:p>Golbug the Destroyer</text:p>
          </table:table-cell>
          <table:table-cell office:value-type="string">
            <text:p>Fyrk, Faeros High Guard</text:p>
          </table:table-cell>
          <table:table-cell office:value-type="string">
            <text:p>Angadon the Worm</text:p>
          </table:table-cell>
          <table:table-cell office:value-type="string">
            <text:p>Slasul</text:p>
          </table:table-cell>
          <table:table-cell office:value-type="string">
            <text:p>Ukllmswwik (drake)</text:p>
          </table:table-cell>
          <table:table-cell office:value-type="string">
            <text:p>Urkis, the Tempest</text:p>
          </table:table-cell>
          <table:table-cell office:value-type="string">
            <text:p>Shade of Telos</text:p>
          </table:table-cell>
          <table:table-cell office:value-type="string">
            <text:p>Draebor</text:p>
          </table:table-cell>
          <table:table-cell office:value-type="string">
            <text:p>Tannen &amp; Golem</text:p>
          </table:table-cell>
          <table:table-cell office:value-type="string">
            <text:p>Kryl-Feijan</text:p>
          </table:table-cell>
          <table:table-cell office:value-type="string">
            <text:p>Uurk the Corruptor</text:p>
          </table:table-cell>
          <table:table-cell office:value-type="string">
            <text:p>The Weirdling Beast</text:p>
          </table:table-cell>
          <table:table-cell table:number-columns-repeated="992"/>
        </table:table-row>
        <table:table-row table:style-name="ro1">
          <table:table-cell table:number-columns-repeated="3"/>
          <table:table-cell table:style-name="ce49"/>
          <table:table-cell/>
          <table:table-cell table:style-name="ce49"/>
          <table:table-cell/>
          <table:table-cell table:style-name="ce49"/>
          <table:table-cell/>
          <table:table-cell table:style-name="ce49"/>
          <table:table-cell table:number-columns-repeated="1014"/>
        </table:table-row>
        <table:table-row table:style-name="ro12">
          <table:table-cell office:value-type="string">
            <text:p>Boss Loot</text:p>
          </table:table-cell>
          <table:table-cell office:value-type="string">
            <text:p>Kor's Fall (staff)</text:p>
          </table:table-cell>
          <table:table-cell office:value-type="string">
            <text:p>Bill Tree Trunk (maul)</text:p>
          </table:table-cell>
          <table:table-cell table:style-name="ce49" office:value-type="string">
            <text:p>Crystal Focus</text:p>
          </table:table-cell>
          <table:table-cell office:value-type="string">
            <text:p>Rod of Cancellation</text:p>
          </table:table-cell>
          <table:table-cell table:style-name="ce49"/>
          <table:table-cell office:value-type="string">
            <text:p>Rhaloren Needle</text:p>
          </table:table-cell>
          <table:table-cell table:style-name="ce49" office:value-type="string">
            <text:p>The Tooth</text:p>
          </table:table-cell>
          <table:table-cell office:value-type="string">
            <text:p>Skullcleaver</text:p>
          </table:table-cell>
          <table:table-cell table:style-name="ce49"/>
          <table:table-cell/>
          <table:table-cell office:value-type="string">
            <text:p>Phial of Undeath</text:p>
          </table:table-cell>
          <table:table-cell office:value-type="string">
            <text:p>Eel-skin</text:p>
          </table:table-cell>
          <table:table-cell office:value-type="string">
            <text:p>Flamewrought gloves</text:p>
          </table:table-cell>
          <table:table-cell office:value-type="string">
            <text:p>Helm of Hammerhand</text:p>
          </table:table-cell>
          <table:table-cell office:value-type="string">
            <text:p>Queen's Heart</text:p>
          </table:table-cell>
          <table:table-cell office:value-type="string">
            <text:p>OMW Barkwood</text:p>
          </table:table-cell>
          <table:table-cell office:value-type="string">
            <text:p>Frost Treads</text:p>
          </table:table-cell>
          <table:table-cell office:value-type="string">
            <text:p>Amulet of Dread</text:p>
          </table:table-cell>
          <table:table-cell office:value-type="string">
            <text:p>Longsword Ringil</text:p>
          </table:table-cell>
          <table:table-cell office:value-type="string">
            <text:p>Orb of Many Ways</text:p>
          </table:table-cell>
          <table:table-cell table:number-columns-repeated="2"/>
          <table:table-cell office:value-type="string">
            <text:p>Eldritch Pearl</text:p>
          </table:table-cell>
          <table:table-cell office:value-type="string">
            <text:p>Trident of the Tide</text:p>
          </table:table-cell>
          <table:table-cell office:value-type="string">
            <text:p>Rod of Recall</text:p>
          </table:table-cell>
          <table:table-cell office:value-type="string">
            <text:p>Halfs of Telos Staff</text:p>
          </table:table-cell>
          <table:table-cell office:value-type="string">
            <text:p>Shifting Boots</text:p>
          </table:table-cell>
          <table:table-cell table:number-columns-repeated="996"/>
        </table:table-row>
        <table:table-row table:style-name="ro12">
          <table:table-cell/>
          <table:table-cell office:value-type="string">
            <text:p>3 egos</text:p>
          </table:table-cell>
          <table:table-cell office:value-type="string">
            <text:p>3 egos</text:p>
          </table:table-cell>
          <table:table-cell table:style-name="ce49" office:value-type="string">
            <text:p>3 egos</text:p>
          </table:table-cell>
          <table:table-cell office:value-type="string">
            <text:p>3 egos</text:p>
          </table:table-cell>
          <table:table-cell table:style-name="ce49" office:value-type="string">
            <text:p>3 egos</text:p>
          </table:table-cell>
          <table:table-cell office:value-type="string">
            <text:p>3 egos</text:p>
          </table:table-cell>
          <table:table-cell table:style-name="ce49" office:value-type="string">
            <text:p>3 egos</text:p>
          </table:table-cell>
          <table:table-cell office:value-type="string">
            <text:p>3 egos</text:p>
          </table:table-cell>
          <table:table-cell table:style-name="ce49"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5 egos</text:p>
          </table:table-cell>
          <table:table-cell office:value-type="string">
            <text:p>5 egos</text:p>
          </table:table-cell>
          <table:table-cell office:value-type="string">
            <text:p>5 egos</text:p>
          </table:table-cell>
          <table:table-cell office:value-type="string">
            <text:p>4 egos</text:p>
          </table:table-cell>
          <table:table-cell office:value-type="string">
            <text:p>7 egos</text:p>
          </table:table-cell>
          <table:table-cell office:value-type="string">
            <text:p>5 egos</text:p>
          </table:table-cell>
          <table:table-cell office:value-type="string">
            <text:p>7 egos</text:p>
          </table:table-cell>
          <table:table-cell/>
          <table:table-cell office:value-type="string">
            <text:p>9 egos</text:p>
          </table:table-cell>
          <table:table-cell office:value-type="string">
            <text:p>7 egos</text:p>
          </table:table-cell>
          <table:table-cell office:value-type="string">
            <text:p>7 egos</text:p>
          </table:table-cell>
          <table:table-cell office:value-type="string">
            <text:p>2 wands</text:p>
          </table:table-cell>
          <table:table-cell office:value-type="string">
            <text:p>2 wands</text:p>
          </table:table-cell>
          <table:table-cell office:value-type="string">
            <text:p>4 egos</text:p>
          </table:table-cell>
          <table:table-cell/>
          <table:table-cell office:value-type="string">
            <text:p>4 egos</text:p>
          </table:table-cell>
          <table:table-cell office:value-type="string">
            <text:p>4 egos</text:p>
          </table:table-cell>
          <table:table-cell office:value-type="string">
            <text:p>access to the fort</text:p>
          </table:table-cell>
          <table:table-cell table:number-columns-repeated="992"/>
        </table:table-row>
        <table:table-row table:style-name="ro12">
          <table:table-cell table:number-columns-repeated="3"/>
          <table:table-cell table:style-name="ce49"/>
          <table:table-cell/>
          <table:table-cell table:style-name="ce49"/>
          <table:table-cell/>
          <table:table-cell table:style-name="ce49"/>
          <table:table-cell/>
          <table:table-cell table:style-name="ce49"/>
          <table:table-cell table:number-columns-repeated="7"/>
          <table:table-cell office:value-type="string">
            <text:p>lots of gold</text:p>
          </table:table-cell>
          <table:table-cell/>
          <table:table-cell office:value-type="string">
            <text:p>1 ego mummy wrapping</text:p>
          </table:table-cell>
          <table:table-cell table:number-columns-repeated="1004"/>
        </table:table-row>
        <table:table-row table:style-name="ro1">
          <table:table-cell table:number-columns-repeated="3"/>
          <table:table-cell table:style-name="ce49"/>
          <table:table-cell/>
          <table:table-cell table:style-name="ce49"/>
          <table:table-cell/>
          <table:table-cell table:style-name="ce49"/>
          <table:table-cell/>
          <table:table-cell table:style-name="ce49"/>
          <table:table-cell table:number-columns-repeated="1014"/>
        </table:table-row>
        <table:table-row table:style-name="ro12">
          <table:table-cell office:value-type="string">
            <text:p>Staff of Absorption</text:p>
          </table:table-cell>
          <table:table-cell table:number-columns-repeated="2"/>
          <table:table-cell table:style-name="ce49"/>
          <table:table-cell/>
          <table:table-cell table:style-name="ce49"/>
          <table:table-cell/>
          <table:table-cell table:style-name="ce49"/>
          <table:table-cell/>
          <table:table-cell table:style-name="ce49"/>
          <table:table-cell table:number-columns-repeated="8"/>
          <table:table-cell office:value-type="string">
            <text:p>yes</text:p>
          </table:table-cell>
          <table:table-cell table:number-columns-repeated="1005"/>
        </table:table-row>
        <table:table-row table:style-name="ro1">
          <table:table-cell/>
          <table:table-cell office:value-type="string">
            <text:p><text:s/></text:p>
          </table:table-cell>
          <table:table-cell/>
          <table:table-cell table:style-name="ce49" office:value-type="string">
            <text:p><text:s/></text:p>
          </table:table-cell>
          <table:table-cell/>
          <table:table-cell table:style-name="ce49" office:value-type="string">
            <text:p><text:s/></text:p>
          </table:table-cell>
          <table:table-cell/>
          <table:table-cell table:style-name="ce49" office:value-type="string">
            <text:p><text:s/></text:p>
          </table:table-cell>
          <table:table-cell/>
          <table:table-cell table:style-name="ce49" office:value-type="string">
            <text:p><text:s/></text:p>
          </table:table-cell>
          <table:table-cell/>
          <table:table-cell table:number-columns-repeated="2" office:value-type="string">
            <text:p><text:s/></text:p>
          </table:table-cell>
          <table:table-cell table:number-columns-repeated="1011"/>
        </table:table-row>
        <table:table-row table:style-name="ro12">
          <table:table-cell office:value-type="string">
            <text:p>Normal Loot</text:p>
          </table:table-cell>
          <table:table-cell table:number-columns-repeated="2"/>
          <table:table-cell table:style-name="ce49"/>
          <table:table-cell/>
          <table:table-cell table:style-name="ce49"/>
          <table:table-cell/>
          <table:table-cell table:style-name="ce49"/>
          <table:table-cell/>
          <table:table-cell table:style-name="ce49"/>
          <table:table-cell table:number-columns-repeated="1014"/>
        </table:table-row>
        <table:table-row table:style-name="ro1" table:number-rows-repeated="3">
          <table:table-cell table:number-columns-repeated="3"/>
          <table:table-cell table:style-name="ce49"/>
          <table:table-cell/>
          <table:table-cell table:style-name="ce49"/>
          <table:table-cell/>
          <table:table-cell table:style-name="ce49"/>
          <table:table-cell/>
          <table:table-cell table:style-name="ce49"/>
          <table:table-cell table:number-columns-repeated="1014"/>
        </table:table-row>
        <table:table-row table:style-name="ro1" table:number-rows-repeated="3">
          <table:table-cell table:number-columns-repeated="1024"/>
        </table:table-row>
        <table:table-row table:style-name="ro13">
          <table:table-cell table:style-name="ce41" office:value-type="string">
            <text:p>Notes</text:p>
          </table:table-cell>
          <table:table-cell table:style-name="ce46"/>
          <table:table-cell table:style-name="ce12"/>
          <table:table-cell table:style-name="ce46"/>
          <table:table-cell table:style-name="ce12"/>
          <table:table-cell table:style-name="ce46" office:value-type="string">
            <text:p>zone wide gloom</text:p>
          </table:table-cell>
          <table:table-cell table:style-name="ce12" office:value-type="string">
            <text:p>norgos is a huge bear</text:p>
          </table:table-cell>
          <table:table-cell table:style-name="ce46" office:value-type="string">
            <text:p>« from beneath, it devours »</text:p>
          </table:table-cell>
          <table:table-cell table:style-name="ce12" office:value-type="string">
            <text:p>start near reknor and must escape; cant go to town</text:p>
          </table:table-cell>
          <table:table-cell table:style-name="ce46"/>
          <table:table-cell table:style-name="ce12" office:value-type="string">
            <text:p>a part of Eyal that was crushed and thrown into space by the spellblaze</text:p>
          </table:table-cell>
          <table:table-cell table:style-name="ce52"/>
          <table:table-cell table:style-name="ce46"/>
          <table:table-cell table:style-name="ce12"/>
          <table:table-cell table:style-name="ce20" table:number-columns-repeated="4"/>
          <table:table-cell table:style-name="ce20" office:value-type="string">
            <text:p>First «half» of the game; players finds the staff and then looses it, sends him to moria</text:p>
          </table:table-cell>
          <table:table-cell table:style-name="ce20"/>
          <table:table-cell table:style-name="ce12" office:value-type="string">
            <text:p>the orb is used to activate the portal to the far east (and many others)</text:p>
          </table:table-cell>
          <table:table-cell table:style-name="ce20" office:value-type="string">
            <text:p>the player comes here to try to stop the istari from absorbing the power of mount doom</text:p>
          </table:table-cell>
          <table:table-cell table:style-name="ce20"/>
          <table:table-cell table:style-name="ce20" office:value-type="string">
            <text:p>gives a quest to go kill Ukllmswwik</text:p>
          </table:table-cell>
          <table:table-cell table:style-name="ce20" office:value-type="string">
            <text:p>gives a quest to go kill Slasul</text:p>
          </table:table-cell>
          <table:table-cell table:style-name="ce20" office:value-type="string">
            <text:p>objective the the quest « Storming the City »</text:p>
          </table:table-cell>
          <table:table-cell table:style-name="ce20" office:value-type="string">
            <text:p>access given during the east portal quest</text:p>
          </table:table-cell>
          <table:table-cell table:style-name="ce20" office:value-type="string">
            <text:p>access given during the east portal quest</text:p>
          </table:table-cell>
          <table:table-cell table:style-name="ce20" office:value-type="string">
            <text:p>access given during the east portal quest</text:p>
          </table:table-cell>
          <table:table-cell table:style-name="ce20" office:value-type="string">
            <text:p>random encounter in the west</text:p>
          </table:table-cell>
          <table:table-cell table:style-name="ce20" office:value-type="string">
            <text:p>random encounter in the west</text:p>
          </table:table-cell>
          <table:table-cell table:style-name="ce20" office:value-type="string">
            <text:p>inside the lake of Nur;</text:p>
            <text:p>Other name: Yiilkgur</text:p>
          </table:table-cell>
          <table:table-cell table:style-name="ce20" table:number-columns-repeated="992"/>
        </table:table-row>
        <table:table-row table:style-name="ro14">
          <table:table-cell table:style-name="ce41"/>
          <table:table-cell table:style-name="ce46"/>
          <table:table-cell table:style-name="ce12"/>
          <table:table-cell table:style-name="ce46"/>
          <table:table-cell table:style-name="ce12"/>
          <table:table-cell table:style-name="ce46"/>
          <table:table-cell table:style-name="ce12"/>
          <table:table-cell table:style-name="ce46" office:value-type="string">
            <text:p>the mouth is an horror that can not move, but it can draw you in</text:p>
          </table:table-cell>
          <table:table-cell table:style-name="ce12" office:value-type="string">
            <text:p>near the end the boss catches you and you must fight</text:p>
          </table:table-cell>
          <table:table-cell table:style-name="ce46"/>
          <table:table-cell table:style-name="ce12"/>
          <table:table-cell table:style-name="ce52"/>
          <table:table-cell table:style-name="ce46"/>
          <table:table-cell table:style-name="ce12"/>
          <table:table-cell table:style-name="ce20" table:number-columns-repeated="6"/>
          <table:table-cell table:style-name="ce12"/>
          <table:table-cell table:style-name="ce20" office:value-type="string">
            <text:p>if the player fails <text:s/>they will later be able to open a portal to the void to let morgoth come back:: ultra ending</text:p>
          </table:table-cell>
          <table:table-cell table:style-name="ce20" table:number-columns-repeated="7"/>
          <table:table-cell table:style-name="ce26" office:value-type="string">
            <text:p>if the player is not fast enough Kryl-Feijan appears instead of the escort quest</text:p>
          </table:table-cell>
          <table:table-cell table:style-name="ce26" office:value-type="string">
            <text:p>the ground has been deeply burnt by the spellblaze; reality is thin and entities can cross the veil</text:p>
          </table:table-cell>
          <table:table-cell table:style-name="ce26" office:value-type="string">
            <text:p>once cleaned it will act as a house/fortress</text:p>
          </table:table-cell>
          <table:table-cell table:style-name="ce20" office:value-type="string">
            <text:p>gives access to the yeek's island</text:p>
          </table:table-cell>
          <table:table-cell table:style-name="ce26" office:value-type="string">
            <text:p>special : NPCs randomly appear &amp; disappear</text:p>
          </table:table-cell>
          <table:table-cell table:style-name="ce20" table:number-columns-repeated="990"/>
        </table:table-row>
        <table:table-row table:style-name="ro15">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office:value-type="string">
            <text:p>automatic team member: Norgan, your fellow squadmate</text:p>
          </table:table-cell>
          <table:table-cell table:style-name="ce46"/>
          <table:table-cell table:style-name="ce12"/>
          <table:table-cell table:style-name="ce52"/>
          <table:table-cell table:style-name="ce46"/>
          <table:table-cell table:style-name="ce12"/>
          <table:table-cell table:style-name="ce20" table:number-columns-repeated="6"/>
          <table:table-cell table:style-name="ce12"/>
          <table:table-cell table:style-name="ce20" office:value-type="string">
            <text:p>if the player succeeds morgoth wont come but the istari are still a menace and must be eliminated</text:p>
          </table:table-cell>
          <table:table-cell table:style-name="ce20" table:number-columns-repeated="7"/>
          <table:table-cell table:style-name="ce26" table:number-columns-repeated="2"/>
          <table:table-cell table:style-name="ce26" office:value-type="string">
            <text:p>- rod of recall enhancement: the rod degisn seems to have been based on old sher'tul magic (the rod was made by the first halflings to discover the farportals); it can be enhanced to take the player directly to the fortress when recalling</text:p>
          </table:table-cell>
          <table:table-cell table:style-name="ce20" office:value-type="string">
            <text:p>dont forget to put in lore notes of Hompalan</text:p>
          </table:table-cell>
          <table:table-cell table:style-name="ce26"/>
          <table:table-cell table:style-name="ce20" table:number-columns-repeated="990"/>
        </table:table-row>
        <table:table-row table:style-name="ro16">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table-cell table:style-name="ce46"/>
          <table:table-cell table:style-name="ce1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transformation room: the old experimentation table can be used once to change oneself; the results are not very predictible however</text:p>
          </table:table-cell>
          <table:table-cell table:style-name="ce20"/>
          <table:table-cell table:style-name="ce26"/>
          <table:table-cell table:style-name="ce20" table:number-columns-repeated="990"/>
        </table:table-row>
        <table:table-row table:style-name="ro17">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table-cell table:style-name="ce46"/>
          <table:table-cell table:style-name="ce12"/>
          <table:table-cell table:style-name="ce52"/>
          <table:table-cell table:style-name="ce46"/>
          <table:table-cell table:style-name="ce12"/>
          <table:table-cell table:style-name="ce20" table:number-columns-repeated="6"/>
          <table:table-cell table:style-name="ce12"/>
          <table:table-cell table:style-name="ce20" office:value-type="string">
            <text:p>this is a speed race to the bottom; player has XXX turns to get there before it is too late</text:p>
          </table:table-cell>
          <table:table-cell table:style-name="ce20" table:number-columns-repeated="7"/>
          <table:table-cell table:style-name="ce26" table:number-columns-repeated="2"/>
          <table:table-cell table:style-name="ce26" office:value-type="string">
            <text:p>- exploratory farportal: a special farportal that sends the player to a random world from which he must escape (the world/level could be randomly generated!)</text:p>
          </table:table-cell>
          <table:table-cell table:style-name="ce20"/>
          <table:table-cell table:style-name="ce26"/>
          <table:table-cell table:style-name="ce20" table:number-columns-repeated="990"/>
        </table:table-row>
        <table:table-row table:style-name="ro15">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table-cell table:style-name="ce46"/>
          <table:table-cell table:style-name="ce1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contingency room: if used the room will attune to the player; when he is on the brink of death the fortress will recall him automatically and treat him; side effects probable but unknown; usable only once. Only works in zones that allow worldportation</text:p>
          </table:table-cell>
          <table:table-cell table:style-name="ce20"/>
          <table:table-cell table:style-name="ce26"/>
          <table:table-cell table:style-name="ce20" table:number-columns-repeated="990"/>
        </table:table-row>
        <table:table-row table:style-name="ro15">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table-cell table:style-name="ce46"/>
          <table:table-cell table:style-name="ce1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automated defence system: it needs to be destroyed to take ownership of the place, but you can reactivate it to fend off random attackers that could break into the fortress. (sometimes when you come back/recall in there would be thives &amp; such around)</text:p>
          </table:table-cell>
          <table:table-cell table:style-name="ce20"/>
          <table:table-cell table:style-name="ce26"/>
          <table:table-cell table:style-name="ce20" table:number-columns-repeated="990"/>
        </table:table-row>
        <table:table-row table:style-name="ro18">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table-cell table:style-name="ce46"/>
          <table:table-cell table:style-name="ce1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flight system: the fortress is actually a flying citadel, it can be made to fly again and serve as a mobile base of operations (and could be used to explore zones unavailable otherwise)</text:p>
          </table:table-cell>
          <table:table-cell table:style-name="ce20"/>
          <table:table-cell table:style-name="ce26"/>
          <table:table-cell table:style-name="ce20" table:number-columns-repeated="990"/>
        </table:table-row>
        <table:table-row table:style-name="ro18">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table-cell table:style-name="ce46"/>
          <table:table-cell table:style-name="ce1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recharging magical items: recharge items; maybe for a lower fee; or maybe provide a "fortress remote" that allows to access this feature from within a dungeon without having to recall</text:p>
          </table:table-cell>
          <table:table-cell table:style-name="ce20"/>
          <table:table-cell table:style-name="ce26"/>
          <table:table-cell table:style-name="ce20" table:number-columns-repeated="990"/>
        </table:table-row>
        <table:table-row table:style-name="ro16">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table-cell table:style-name="ce46"/>
          <table:table-cell table:style-name="ce1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trash disposal: use the powerful alchemical facilities to turn any items that you do not need into gold/power for the fortress</text:p>
          </table:table-cell>
          <table:table-cell table:style-name="ce20"/>
          <table:table-cell table:style-name="ce26"/>
          <table:table-cell table:style-name="ce20" table:number-columns-repeated="990"/>
        </table:table-row>
        <table:table-row table:style-name="ro16">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table-cell table:style-name="ce46"/>
          <table:table-cell table:style-name="ce1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3"/>
          <table:table-cell table:style-name="ce20"/>
          <table:table-cell table:style-name="ce26"/>
          <table:table-cell table:style-name="ce20" table:number-columns-repeated="990"/>
        </table:table-row>
        <table:table-row table:style-name="ro16" table:number-rows-repeated="9">
          <table:table-cell table:number-columns-repeated="29"/>
          <table:table-cell table:style-name="ce26" table:number-columns-repeated="3"/>
          <table:table-cell/>
          <table:table-cell table:style-name="ce26"/>
          <table:table-cell table:number-columns-repeated="990"/>
        </table:table-row>
        <table:table-row table:style-name="ro16" table:number-rows-repeated="65481">
          <table:table-cell table:number-columns-repeated="1024"/>
        </table:table-row>
        <table:table-row table:style-name="ro16">
          <table:table-cell table:number-columns-repeated="1024"/>
        </table:table-row>
      </table:table>
      <table:table table:name="Far-East-Wild" table:style-name="ta1" table:print="false">
        <table:table-column table:style-name="co1" table:default-cell-style-name="ce3"/>
        <table:table-column table:style-name="co2" table:number-columns-repeated="4" table:default-cell-style-name="Default"/>
        <table:table-column table:style-name="co7" table:default-cell-style-name="Default"/>
        <table:table-column table:style-name="co8" table:number-columns-repeated="6" table:default-cell-style-name="Default"/>
        <table:table-column table:style-name="co9" table:default-cell-style-name="Default"/>
        <table:table-column table:style-name="co2" table:default-cell-style-name="Default"/>
        <table:table-column table:style-name="co2" table:default-cell-style-name="ce11"/>
        <table:table-column table:style-name="co2" table:default-cell-style-name="Default"/>
        <table:table-column table:style-name="co10" table:default-cell-style-name="Default"/>
        <table:table-column table:style-name="co2" table:number-columns-repeated="3" table:default-cell-style-name="Default"/>
        <table:table-column table:style-name="co1" table:number-columns-repeated="1004" table:default-cell-style-name="Default"/>
        <table:table-row table:style-name="ro1">
          <table:table-cell table:style-name="ce1" office:value-type="string">
            <text:p>Zone</text:p>
          </table:table-cell>
          <table:table-cell table:style-name="ce32" office:value-type="string" table:number-columns-spanned="2" table:number-rows-spanned="1">
            <text:p>Orc: Sunwall outpost</text:p>
          </table:table-cell>
          <table:covered-table-cell table:style-name="ce34"/>
          <table:table-cell table:style-name="ce18" office:value-type="string">
            <text:p>Empty Lands</text:p>
          </table:table-cell>
          <table:table-cell table:style-name="ce21" table:number-columns-repeated="10"/>
          <table:table-cell table:style-name="ce23"/>
          <table:table-cell table:style-name="ce21" table:number-columns-repeated="5"/>
          <table:table-cell table:style-name="ce27" table:number-columns-repeated="238"/>
          <table:table-cell table:number-columns-repeated="766"/>
        </table:table-row>
        <table:table-row table:style-name="ro1">
          <table:table-cell table:style-name="ce2" office:value-type="string">
            <text:p>Place</text:p>
          </table:table-cell>
          <table:table-cell table:style-name="ce33" office:value-type="string">
            <text:p>Sunwall Outpost</text:p>
          </table:table-cell>
          <table:table-cell table:style-name="ce33" office:value-type="string">
            <text:p>Sunwall Outpost</text:p>
          </table:table-cell>
          <table:table-cell table:style-name="ce19" office:value-type="string">
            <text:p>Ardhungol</text:p>
          </table:table-cell>
          <table:table-cell table:style-name="ce25" office:value-type="string">
            <text:p>Illusory Castle</text:p>
          </table:table-cell>
          <table:table-cell table:style-name="ce19" office:value-type="string">
            <text:p>Rak'shor Pride</text:p>
          </table:table-cell>
          <table:table-cell table:style-name="ce35" office:value-type="string">
            <text:p>Swamp of Agony</text:p>
          </table:table-cell>
          <table:table-cell table:style-name="ce19" office:value-type="string">
            <text:p>Erúan</text:p>
          </table:table-cell>
          <table:table-cell table:style-name="ce35" office:value-type="string">
            <text:p>Eastport</text:p>
          </table:table-cell>
          <table:table-cell table:style-name="ce35" office:value-type="string">
            <text:p>Abandoned Temple</text:p>
          </table:table-cell>
          <table:table-cell table:style-name="ce19" office:value-type="string">
            <text:p>Gorbat Pride</text:p>
          </table:table-cell>
          <table:table-cell table:style-name="ce19" office:value-type="string">
            <text:p>Vor Pride</text:p>
          </table:table-cell>
          <table:table-cell table:style-name="ce19" office:value-type="string">
            <text:p>Grushnak Pride</text:p>
          </table:table-cell>
          <table:table-cell table:style-name="ce19" office:value-type="string">
            <text:p>Slime Tunnels</text:p>
          </table:table-cell>
          <table:table-cell table:style-name="ce19" office:value-type="string">
            <text:p>High Peak</text:p>
          </table:table-cell>
          <table:table-cell table:style-name="ce19" office:value-type="string">
            <text:p>Valley of the Moon</text:p>
          </table:table-cell>
          <table:table-cell table:style-name="ce19" office:value-type="string">
            <text:p>Lair of Briagh</text:p>
          </table:table-cell>
          <table:table-cell table:style-name="ce19" office:value-type="string">
            <text:p>Vor Armoury</text:p>
          </table:table-cell>
          <table:table-cell table:style-name="ce19" office:value-type="string">
            <text:p>Shadow Crypt</text:p>
          </table:table-cell>
          <table:table-cell table:style-name="ce19" office:value-type="string">
            <text:p>Void between stars</text:p>
          </table:table-cell>
          <table:table-cell table:style-name="ce28" table:number-columns-repeated="238"/>
          <table:table-cell table:style-name="ce29" table:number-columns-repeated="766"/>
        </table:table-row>
        <table:table-row table:style-name="ro1">
          <table:table-cell office:value-type="string">
            <text:p>Level</text:p>
          </table:table-cell>
          <table:table-cell office:value-type="string">
            <text:p>1 to 5</text:p>
          </table:table-cell>
          <table:table-cell office:value-type="string">
            <text:p>1 to 5</text:p>
          </table:table-cell>
          <table:table-cell office:value-type="string">
            <text:p>25 to 30</text:p>
          </table:table-cell>
          <table:table-cell office:value-type="string">
            <text:p>25 to 30</text:p>
          </table:table-cell>
          <table:table-cell office:value-type="string">
            <text:p>25 to 30</text:p>
          </table:table-cell>
          <table:table-cell office:value-type="string">
            <text:p>30 to 35</text:p>
          </table:table-cell>
          <table:table-cell office:value-type="string">
            <text:p>30 to 35</text:p>
          </table:table-cell>
          <table:table-cell office:value-type="string">
            <text:p>30 to 35</text:p>
          </table:table-cell>
          <table:table-cell office:value-type="string">
            <text:p>35 to 40</text:p>
          </table:table-cell>
          <table:table-cell office:value-type="string">
            <text:p>35 to 40</text:p>
          </table:table-cell>
          <table:table-cell office:value-type="string">
            <text:p>35 to 40</text:p>
          </table:table-cell>
          <table:table-cell office:value-type="string">
            <text:p>35 to 40</text:p>
          </table:table-cell>
          <table:table-cell office:value-type="string">
            <text:p>45 to 50</text:p>
          </table:table-cell>
          <table:table-cell office:value-type="string">
            <text:p>55 to 60</text:p>
          </table:table-cell>
          <table:table-cell office:value-type="string">
            <text:p>30 to 40</text:p>
          </table:table-cell>
          <table:table-cell office:value-type="string">
            <text:p>35 to 50</text:p>
          </table:table-cell>
          <table:table-cell office:value-type="string">
            <text:p>35 to 50</text:p>
          </table:table-cell>
          <table:table-cell office:value-type="string">
            <text:p>35 to 45</text:p>
          </table:table-cell>
          <table:table-cell office:value-type="float" office:value="100">
            <text:p>100</text:p>
          </table:table-cell>
          <table:table-cell table:number-columns-repeated="1004"/>
        </table:table-row>
        <table:table-row table:style-name="ro1">
          <table:table-cell office:value-type="string">
            <text:p>Max lev</text:p>
          </table:table-cell>
          <table:table-cell table:number-columns-repeated="8" office:value-type="float" office:value="5">
            <text:p>5</text:p>
          </table:table-cell>
          <table:table-cell table:number-columns-repeated="4" office:value-type="float" office:value="7">
            <text:p>7</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1004"/>
        </table:table-row>
        <table:table-row table:style-name="ro1">
          <table:table-cell table:number-columns-repeated="1024"/>
        </table:table-row>
        <table:table-row table:style-name="ro1">
          <table:table-cell office:value-type="string">
            <text:p>NPC types</text:p>
          </table:table-cell>
          <table:table-cell table:number-columns-repeated="2"/>
          <table:table-cell office:value-type="string">
            <text:p>spiderkin</text:p>
          </table:table-cell>
          <table:table-cell office:value-type="string">
            <text:p>constructs</text:p>
          </table:table-cell>
          <table:table-cell office:value-type="string">
            <text:p>orcs</text:p>
          </table:table-cell>
          <table:table-cell office:value-type="string">
            <text:p>repiles (crocodiles, …)</text:p>
          </table:table-cell>
          <table:table-cell office:value-type="string">
            <text:p>sand drakes</text:p>
          </table:table-cell>
          <table:table-cell office:value-type="string">
            <text:p>easterlings</text:p>
          </table:table-cell>
          <table:table-cell office:value-type="string">
            <text:p>mad cultist</text:p>
          </table:table-cell>
          <table:table-cell office:value-type="string">
            <text:p>drakes</text:p>
          </table:table-cell>
          <table:table-cell table:number-columns-repeated="2"/>
          <table:table-cell office:value-type="string">
            <text:p>slimes</text:p>
          </table:table-cell>
          <table:table-cell office:value-type="string">
            <text:p>orcs</text:p>
          </table:table-cell>
          <table:table-cell office:value-type="string">
            <text:p>demons</text:p>
          </table:table-cell>
          <table:table-cell office:value-type="string">
            <text:p>sandworms</text:p>
          </table:table-cell>
          <table:table-cell office:value-type="string">
            <text:p>orcs</text:p>
          </table:table-cell>
          <table:table-cell office:value-type="string">
            <text:p>rak shor orcs</text:p>
          </table:table-cell>
          <table:table-cell office:value-type="string">
            <text:p>gravity wells</text:p>
          </table:table-cell>
          <table:table-cell table:number-columns-repeated="1004"/>
        </table:table-row>
        <table:table-row table:style-name="ro1">
          <table:table-cell table:number-columns-repeated="4"/>
          <table:table-cell office:value-type="string">
            <text:p>mad dwarves</text:p>
          </table:table-cell>
          <table:table-cell office:value-type="string">
            <text:p>skeletons</text:p>
          </table:table-cell>
          <table:table-cell office:value-type="string">
            <text:p>a few orcs</text:p>
          </table:table-cell>
          <table:table-cell office:value-type="string">
            <text:p>sandworms</text:p>
          </table:table-cell>
          <table:table-cell office:value-type="string">
            <text:p>some orcs</text:p>
          </table:table-cell>
          <table:table-cell office:value-type="string">
            <text:p>demons</text:p>
          </table:table-cell>
          <table:table-cell office:value-type="string">
            <text:p>dragons</text:p>
          </table:table-cell>
          <table:table-cell table:number-columns-repeated="2"/>
          <table:table-cell office:value-type="string">
            <text:p>jellies</text:p>
          </table:table-cell>
          <table:table-cell office:value-type="string">
            <text:p>drakes</text:p>
          </table:table-cell>
          <table:table-cell table:number-columns-repeated="3"/>
          <table:table-cell office:value-type="string">
            <text:p>undeads</text:p>
          </table:table-cell>
          <table:table-cell office:value-type="string">
            <text:p>chronomancers</text:p>
          </table:table-cell>
          <table:table-cell table:number-columns-repeated="1004"/>
        </table:table-row>
        <table:table-row table:style-name="ro1">
          <table:table-cell table:number-columns-repeated="4"/>
          <table:table-cell office:value-type="string">
            <text:p>dwarf-golem fusions</text:p>
          </table:table-cell>
          <table:table-cell office:value-type="string">
            <text:p>zombies</text:p>
          </table:table-cell>
          <table:table-cell office:value-type="string">
            <text:p>undead spirits</text:p>
          </table:table-cell>
          <table:table-cell office:value-type="string">
            <text:p>ritchs</text:p>
          </table:table-cell>
          <table:table-cell table:number-columns-repeated="5"/>
          <table:table-cell office:value-type="string">
            <text:p>oozes</text:p>
          </table:table-cell>
          <table:table-cell office:value-type="string">
            <text:p>corrupted humans</text:p>
          </table:table-cell>
          <table:table-cell table:number-columns-repeated="3"/>
          <table:table-cell office:value-type="string">
            <text:p>shades</text:p>
          </table:table-cell>
          <table:table-cell office:value-type="string">
            <text:p>godspawns</text:p>
          </table:table-cell>
          <table:table-cell table:number-columns-repeated="1004"/>
        </table:table-row>
        <table:table-row table:style-name="ro1">
          <table:table-cell table:number-columns-repeated="4"/>
          <table:table-cell office:value-type="string">
            <text:p>drolems</text:p>
          </table:table-cell>
          <table:table-cell office:value-type="string">
            <text:p>bone giants</text:p>
          </table:table-cell>
          <table:table-cell/>
          <table:table-cell office:value-type="string">
            <text:p>orcs</text:p>
          </table:table-cell>
          <table:table-cell table:number-columns-repeated="6"/>
          <table:table-cell office:value-type="string">
            <text:p>golems</text:p>
          </table:table-cell>
          <table:table-cell table:number-columns-repeated="4"/>
          <table:table-cell office:value-type="string">
            <text:p>horrors (plannar)</text:p>
          </table:table-cell>
          <table:table-cell table:number-columns-repeated="1004"/>
        </table:table-row>
        <table:table-row table:style-name="ro1">
          <table:table-cell table:number-columns-repeated="14"/>
          <table:table-cell office:value-type="string">
            <text:p>undeads</text:p>
          </table:table-cell>
          <table:table-cell table:number-columns-repeated="1009"/>
        </table:table-row>
        <table:table-row table:style-name="ro1" table:number-rows-repeated="9">
          <table:table-cell table:number-columns-repeated="1024"/>
        </table:table-row>
        <table:table-row table:style-name="ro1">
          <table:table-cell office:value-type="string">
            <text:p>Boss</text:p>
          </table:table-cell>
          <table:table-cell office:value-type="string">
            <text:p>Sun Paladin Tornuk</text:p>
          </table:table-cell>
          <table:table-cell office:value-type="string">
            <text:p>Sun Paladin Tornuk</text:p>
          </table:table-cell>
          <table:table-cell office:value-type="string">
            <text:p>Ungolë</text:p>
          </table:table-cell>
          <table:table-cell office:value-type="string">
            <text:p>Glass Golem</text:p>
          </table:table-cell>
          <table:table-cell office:value-type="string">
            <text:p>Rak'shor the necromancer</text:p>
          </table:table-cell>
          <table:table-cell table:number-columns-repeated="3"/>
          <table:table-cell office:value-type="string">
            <text:p>Balrog</text:p>
          </table:table-cell>
          <table:table-cell office:value-type="string">
            <text:p>Gorbat &amp; his dragon</text:p>
          </table:table-cell>
          <table:table-cell office:value-type="string">
            <text:p>Vor the Geomancer</text:p>
          </table:table-cell>
          <table:table-cell office:value-type="string">
            <text:p>Grushnak the Battlemaster</text:p>
          </table:table-cell>
          <table:table-cell/>
          <table:table-cell office:value-type="string">
            <text:p>Alatar &amp; Pallando</text:p>
          </table:table-cell>
          <table:table-cell office:value-type="string">
            <text:p>Corrupted Balrog</text:p>
          </table:table-cell>
          <table:table-cell office:value-type="string">
            <text:p>Briagh the Great Sand Wyrm</text:p>
          </table:table-cell>
          <table:table-cell office:value-type="string">
            <text:p>Vor Warmaster</text:p>
          </table:table-cell>
          <table:table-cell office:value-type="string">
            <text:p>Player's Shade</text:p>
          </table:table-cell>
          <table:table-cell office:value-type="string">
            <text:p>Gerlyk, the Creator</text:p>
          </table:table-cell>
          <table:table-cell table:number-columns-repeated="1004"/>
        </table:table-row>
        <table:table-row table:style-name="ro1">
          <table:table-cell table:number-columns-repeated="4"/>
          <table:table-cell office:value-type="string">
            <text:p>Mad Artificier</text:p>
          </table:table-cell>
          <table:table-cell table:number-columns-repeated="1019"/>
        </table:table-row>
        <table:table-row table:style-name="ro1">
          <table:table-cell office:value-type="string">
            <text:p>Boss Loot</text:p>
          </table:table-cell>
          <table:table-cell office:value-type="string">
            <text:p>Ring of Lost Love</text:p>
          </table:table-cell>
          <table:table-cell office:value-type="string">
            <text:p>Ring of Flames</text:p>
          </table:table-cell>
          <table:table-cell office:value-type="string">
            <text:p>Rod of Spydric Poison</text:p>
          </table:table-cell>
          <table:table-cell office:value-type="string">
            <text:p>Helm of Knowledge</text:p>
          </table:table-cell>
          <table:table-cell office:value-type="string">
            <text:p>Black Robe</text:p>
          </table:table-cell>
          <table:table-cell table:number-columns-repeated="5"/>
          <table:table-cell office:value-type="string">
            <text:p>Crown of the Elements</text:p>
          </table:table-cell>
          <table:table-cell table:number-columns-repeated="2"/>
          <table:table-cell office:value-type="string">
            <text:p>Essence of Life</text:p>
          </table:table-cell>
          <table:table-cell office:value-type="string">
            <text:p>Whip of Gothmog</text:p>
          </table:table-cell>
          <table:table-cell/>
          <table:table-cell office:value-type="string">
            <text:p>Murderblade</text:p>
          </table:table-cell>
          <table:table-cell office:value-type="string">
            <text:p>random unique</text:p>
          </table:table-cell>
          <table:table-cell office:value-type="string">
            <text:p>Gerlyk's Heart</text:p>
          </table:table-cell>
          <table:table-cell table:number-columns-repeated="1004"/>
        </table:table-row>
        <table:table-row table:style-name="ro1">
          <table:table-cell/>
          <table:table-cell office:value-type="string">
            <text:p>3 egos</text:p>
          </table:table-cell>
          <table:table-cell office:value-type="string">
            <text:p>3 egos</text:p>
          </table:table-cell>
          <table:table-cell office:value-type="string">
            <text:p>5 egos</text:p>
          </table:table-cell>
          <table:table-cell office:value-type="string">
            <text:p>7 egos</text:p>
          </table:table-cell>
          <table:table-cell office:value-type="string">
            <text:p>Orb of Undeath</text:p>
          </table:table-cell>
          <table:table-cell table:number-columns-repeated="4"/>
          <table:table-cell office:value-type="string">
            <text:p>Dragon Orb</text:p>
          </table:table-cell>
          <table:table-cell office:value-type="string">
            <text:p>Orb of the Elements</text:p>
          </table:table-cell>
          <table:table-cell office:value-type="string">
            <text:p>Orb of Destruction</text:p>
          </table:table-cell>
          <table:table-cell/>
          <table:table-cell office:value-type="string">
            <text:p>Staff of Destruction</text:p>
          </table:table-cell>
          <table:table-cell table:number-columns-repeated="1009"/>
        </table:table-row>
        <table:table-row table:style-name="ro1">
          <table:table-cell table:number-columns-repeated="5"/>
          <table:table-cell office:value-type="string">
            <text:p>5 egos</text:p>
          </table:table-cell>
          <table:table-cell table:number-columns-repeated="4"/>
          <table:table-cell office:value-type="string">
            <text:p>5 egos</text:p>
          </table:table-cell>
          <table:table-cell office:value-type="string">
            <text:p>5 egos</text:p>
          </table:table-cell>
          <table:table-cell office:value-type="string">
            <text:p>5 egos</text:p>
          </table:table-cell>
          <table:table-cell/>
          <table:table-cell office:value-type="string">
            <text:p>10 egos</text:p>
          </table:table-cell>
          <table:table-cell office:value-type="string">
            <text:p>3 egos</text:p>
          </table:table-cell>
          <table:table-cell office:value-type="string">
            <text:p>5 gems</text:p>
          </table:table-cell>
          <table:table-cell office:value-type="string">
            <text:p>5 egos</text:p>
          </table:table-cell>
          <table:table-cell table:number-columns-repeated="1006"/>
        </table:table-row>
        <table:table-row table:style-name="ro1" table:number-rows-repeated="3">
          <table:table-cell table:number-columns-repeated="1024"/>
        </table:table-row>
        <table:table-row table:style-name="ro1">
          <table:table-cell office:value-type="string">
            <text:p>Normal Loot</text:p>
          </table:table-cell>
          <table:table-cell table:number-columns-repeated="1023"/>
        </table:table-row>
        <table:table-row table:style-name="ro1" table:number-rows-repeated="6">
          <table:table-cell table:number-columns-repeated="1024"/>
        </table:table-row>
        <table:table-row table:style-name="ro5">
          <table:table-cell table:style-name="ce30" office:value-type="string">
            <text:p>Notes</text:p>
          </table:table-cell>
          <table:table-cell table:style-name="ce20" table:number-columns-repeated="2"/>
          <table:table-cell table:style-name="ce20" office:value-type="string">
            <text:p>a portal is found to the world of Spydrë</text:p>
          </table:table-cell>
          <table:table-cell table:style-name="ce20"/>
          <table:table-cell table:style-name="ce20" office:value-type="string">
            <text:p>orc necromancers lair unlocks necros</text:p>
          </table:table-cell>
          <table:table-cell table:style-name="ce20"/>
          <table:table-cell table:style-name="ce20" office:value-type="string">
            <text:p>means « waste of monsters »</text:p>
            <text:p>An arid desert</text:p>
          </table:table-cell>
          <table:table-cell table:style-name="ce20" office:value-type="string">
            <text:p>a port of easterlings in the far east</text:p>
          </table:table-cell>
          <table:table-cell table:style-name="ce20" office:value-type="string">
            <text:p>old temple overrun by demons summoned by mad cultists</text:p>
            <text:p>They torture people which can be freed</text:p>
          </table:table-cell>
          <table:table-cell table:style-name="ce20" office:value-type="string">
            <text:p>the pride has been destroyed by an invasion of drakes called by Gorbat a Wyrmic he destroyed his own pride to gain power</text:p>
          </table:table-cell>
          <table:table-cell table:style-name="ce20" office:value-type="string">
            <text:p>elements reign free</text:p>
            <text:p>Orcs imbued with elemental powers</text:p>
            <text:p>Lots of mages &amp; geomancers around</text:p>
          </table:table-cell>
          <table:table-cell table:style-name="ce20" office:value-type="string">
            <text:p>home of the most elite</text:p>
            <text:p>Orc warriors</text:p>
          </table:table-cell>
          <table:table-cell table:style-name="ce20" office:value-type="string">
            <text:p>tunnel leading into the High Peek</text:p>
          </table:table-cell>
          <table:table-cell table:style-name="ce12" office:value-type="string">
            <text:p>last zone of the normal game</text:p>
            <text:p>Hideout of the istari;</text:p>
            <text:p>Entrance is protected by a amgical shield that must be removed before entering</text:p>
          </table:table-cell>
          <table:table-cell table:style-name="ce20" office:value-type="string">
            <text:p>hidden valley availabe with the Lost Knowlegde quest</text:p>
          </table:table-cell>
          <table:table-cell table:style-name="ce20" office:value-type="string">
            <text:p>used for the west portal quest</text:p>
          </table:table-cell>
          <table:table-cell table:style-name="ce20" office:value-type="string">
            <text:p>used for the west portal quest</text:p>
          </table:table-cell>
          <table:table-cell table:style-name="ce20" office:value-type="string">
            <text:p>random encounter in the east</text:p>
          </table:table-cell>
          <table:table-cell table:style-name="ce20" office:value-type="string">
            <text:p>access using the void portal in the high peak</text:p>
          </table:table-cell>
          <table:table-cell table:style-name="ce37" table:number-columns-repeated="1004"/>
        </table:table-row>
        <table:table-row table:style-name="ro9">
          <table:table-cell table:style-name="ce31"/>
          <table:table-cell table:style-name="ce26" table:number-columns-repeated="4"/>
          <table:table-cell table:style-name="ce26" office:value-type="string">
            <text:p>can unlock Necromancer class</text:p>
          </table:table-cell>
          <table:table-cell table:style-name="ce26" table:number-columns-repeated="3"/>
          <table:table-cell table:style-name="ce26" office:value-type="string">
            <text:p>can unlock <text:s/>Demonologist class</text:p>
          </table:table-cell>
          <table:table-cell table:style-name="ce26"/>
          <table:table-cell table:style-name="ce26" office:value-type="string">
            <text:p>can unlock Pyromancer and Cryomancer classes</text:p>
          </table:table-cell>
          <table:table-cell table:style-name="ce26" table:number-columns-repeated="2"/>
          <table:table-cell table:style-name="ce36"/>
          <table:table-cell table:style-name="ce26" table:number-columns-repeated="1009"/>
        </table:table-row>
        <table:table-row table:style-name="ro5">
          <table:table-cell table:style-name="ce31"/>
          <table:table-cell table:style-name="ce26" table:number-columns-repeated="11"/>
          <table:table-cell table:style-name="ce26" office:value-type="string">
            <text:p>Grushnak Pride is hidden inside the ground, the entrance must be found</text:p>
          </table:table-cell>
          <table:table-cell table:style-name="ce26"/>
          <table:table-cell table:style-name="ce36" office:value-type="string">
            <text:p>if the mount doom quest failed the wizards are helped by an enslaved sun paladin Aeryn, having also destroyed the Gates of Morning</text:p>
          </table:table-cell>
          <table:table-cell table:style-name="ce26" table:number-columns-repeated="1009"/>
        </table:table-row>
        <table:table-row table:style-name="ro1">
          <table:table-cell table:style-name="ce31"/>
          <table:table-cell table:style-name="ce26" table:number-columns-repeated="13"/>
          <table:table-cell table:style-name="ce36"/>
          <table:table-cell table:style-name="ce26" table:number-columns-repeated="1009"/>
        </table:table-row>
        <table:table-row table:style-name="ro10">
          <table:table-cell table:style-name="ce31"/>
          <table:table-cell table:style-name="ce26" table:number-columns-repeated="13"/>
          <table:table-cell table:style-name="ce36" office:value-type="string">
            <text:p>Entering the zone will lock any exit, you are trapped inside</text:p>
          </table:table-cell>
          <table:table-cell table:style-name="ce26" table:number-columns-repeated="1009"/>
        </table:table-row>
        <table:table-row table:style-name="ro1">
          <table:table-cell table:style-name="ce31"/>
          <table:table-cell table:style-name="ce26" table:number-columns-repeated="13"/>
          <table:table-cell table:style-name="ce36"/>
          <table:table-cell table:style-name="ce26" table:number-columns-repeated="1009"/>
        </table:table-row>
        <table:table-row table:style-name="ro2">
          <table:table-cell table:style-name="ce31"/>
          <table:table-cell table:style-name="ce26" table:number-columns-repeated="13"/>
          <table:table-cell table:style-name="ce36" office:value-type="string">
            <text:p>If mount doom was successfull or if you spared aeryn she comes back to help you fight the istari.</text:p>
          </table:table-cell>
          <table:table-cell table:style-name="ce26" table:number-columns-repeated="1009"/>
        </table:table-row>
        <table:table-row table:style-name="ro1">
          <table:table-cell table:style-name="ce31"/>
          <table:table-cell table:style-name="ce26" table:number-columns-repeated="13"/>
          <table:table-cell table:style-name="ce36"/>
          <table:table-cell table:style-name="ce26" table:number-columns-repeated="1009"/>
        </table:table-row>
        <table:table-row table:style-name="ro11">
          <table:table-cell table:style-name="ce31"/>
          <table:table-cell table:style-name="ce26" table:number-columns-repeated="13"/>
          <table:table-cell table:style-name="ce36" office:value-type="string">
            <text:p>If mount doom failed the portal to the void is open and must be closed by a living sacrifice, either you or aeryn, or by entering it to destroy morgoth</text:p>
          </table:table-cell>
          <table:table-cell table:style-name="ce26" table:number-columns-repeated="1009"/>
        </table:table-row>
        <table:table-row table:style-name="ro11" table:number-rows-repeated="3">
          <table:table-cell table:style-name="ce31"/>
          <table:table-cell table:style-name="ce26" table:number-columns-repeated="13"/>
          <table:table-cell table:style-name="ce36"/>
          <table:table-cell table:style-name="ce26" table:number-columns-repeated="1009"/>
        </table:table-row>
        <table:table-row table:style-name="ro11" table:number-rows-repeated="8">
          <table:table-cell/>
          <table:table-cell table:style-name="ce26" table:number-columns-repeated="13"/>
          <table:table-cell table:style-name="ce36"/>
          <table:table-cell table:style-name="ce26" table:number-columns-repeated="5"/>
          <table:table-cell table:number-columns-repeated="1004"/>
        </table:table-row>
        <table:table-row table:style-name="ro11" table:number-rows-repeated="65481">
          <table:table-cell table:number-columns-repeated="1024"/>
        </table:table-row>
        <table:table-row table:style-name="ro11">
          <table:table-cell table:number-columns-repeated="1024"/>
        </table:table-row>
      </table:table>
      <table:table table:name="Eyal-Towns" table:style-name="ta1" table:print="false">
        <table:table-column table:style-name="co11" table:default-cell-style-name="ce3"/>
        <table:table-column table:style-name="co2" table:number-columns-repeated="2" table:default-cell-style-name="Default"/>
        <table:table-column table:style-name="co12" table:default-cell-style-name="Default"/>
        <table:table-column table:style-name="co13" table:default-cell-style-name="Default"/>
        <table:table-column table:style-name="co2" table:number-columns-repeated="5" table:default-cell-style-name="Default"/>
        <table:table-column table:style-name="co2" table:default-cell-style-name="ce11"/>
        <table:table-column table:style-name="co1" table:number-columns-repeated="1013" table:default-cell-style-name="Default"/>
        <table:table-row table:style-name="ro1">
          <table:table-cell table:style-name="ce1" office:value-type="string">
            <text:p>Town</text:p>
          </table:table-cell>
          <table:table-cell table:style-name="ce18" office:value-type="string">
            <text:p>Maj'Eyal</text:p>
          </table:table-cell>
          <table:table-cell table:style-name="ce21"/>
          <table:table-cell table:style-name="ce22"/>
          <table:table-cell table:style-name="ce21" table:number-columns-repeated="5"/>
          <table:table-cell table:style-name="ce22"/>
          <table:table-cell table:style-name="ce23"/>
          <table:table-cell table:style-name="ce27" table:number-columns-repeated="243"/>
          <table:table-cell table:number-columns-repeated="770"/>
        </table:table-row>
        <table:table-row table:style-name="ro1">
          <table:table-cell table:style-name="ce38" office:value-type="string">
            <text:p>Place</text:p>
          </table:table-cell>
          <table:table-cell table:style-name="ce19" office:value-type="string">
            <text:p>Bree</text:p>
          </table:table-cell>
          <table:table-cell table:style-name="ce19" office:value-type="string">
            <text:p>Last Hope</text:p>
          </table:table-cell>
          <table:table-cell table:style-name="ce19" office:value-type="string">
            <text:p>Angolwen</text:p>
          </table:table-cell>
          <table:table-cell table:style-name="ce19" office:value-type="string">
            <text:p>Gates of Morning</text:p>
          </table:table-cell>
          <table:table-cell table:style-name="ce19" office:value-type="string">
            <text:p>Elvala</text:p>
          </table:table-cell>
          <table:table-cell table:style-name="ce19"/>
          <table:table-cell table:style-name="ce25" table:number-columns-repeated="4"/>
          <table:table-cell table:style-name="ce28" table:number-columns-repeated="243"/>
          <table:table-cell table:style-name="ce29" table:number-columns-repeated="768"/>
          <table:table-cell table:number-columns-repeated="2"/>
        </table:table-row>
        <table:table-row table:style-name="ro1">
          <table:table-cell office:value-type="string">
            <text:p>Level</text:p>
          </table:table-cell>
          <table:table-cell office:value-type="float" office:value="1">
            <text:p>1</text:p>
          </table:table-cell>
          <table:table-cell office:value-type="float" office:value="20">
            <text:p>20</text:p>
          </table:table-cell>
          <table:table-cell office:value-type="float" office:value="25">
            <text:p>25</text:p>
          </table:table-cell>
          <table:table-cell office:value-type="float" office:value="35">
            <text:p>35</text:p>
          </table:table-cell>
          <table:table-cell office:value-type="float" office:value="1">
            <text:p>1</text:p>
          </table:table-cell>
          <table:table-cell table:number-columns-repeated="1018"/>
        </table:table-row>
        <table:table-row table:style-name="ro1" table:number-rows-repeated="2">
          <table:table-cell table:number-columns-repeated="1024"/>
        </table:table-row>
        <table:table-row table:style-name="ro1">
          <table:table-cell office:value-type="string">
            <text:p>NPC types</text:p>
          </table:table-cell>
          <table:table-cell office:value-type="string">
            <text:p>Humans</text:p>
          </table:table-cell>
          <table:table-cell office:value-type="string">
            <text:p>Humans</text:p>
          </table:table-cell>
          <table:table-cell office:value-type="string">
            <text:p>Elves</text:p>
          </table:table-cell>
          <table:table-cell office:value-type="string">
            <text:p>Human</text:p>
          </table:table-cell>
          <table:table-cell office:value-type="string">
            <text:p>shaloren</text:p>
          </table:table-cell>
          <table:table-cell table:number-columns-repeated="1018"/>
        </table:table-row>
        <table:table-row table:style-name="ro1">
          <table:table-cell/>
          <table:table-cell office:value-type="string">
            <text:p>halflings</text:p>
          </table:table-cell>
          <table:table-cell office:value-type="string">
            <text:p>halflings</text:p>
          </table:table-cell>
          <table:table-cell office:value-type="string">
            <text:p>Humans</text:p>
          </table:table-cell>
          <table:table-cell office:value-type="string">
            <text:p>Elves</text:p>
          </table:table-cell>
          <table:table-cell table:number-columns-repeated="1019"/>
        </table:table-row>
        <table:table-row table:style-name="ro1">
          <table:table-cell table:number-columns-repeated="3"/>
          <table:table-cell office:value-type="string">
            <text:p>halflings</text:p>
          </table:table-cell>
          <table:table-cell table:number-columns-repeated="1020"/>
        </table:table-row>
        <table:table-row table:style-name="ro1" table:number-rows-repeated="11">
          <table:table-cell table:number-columns-repeated="1024"/>
        </table:table-row>
        <table:table-row table:style-name="ro1">
          <table:table-cell office:value-type="string">
            <text:p>Leader</text:p>
          </table:table-cell>
          <table:table-cell office:value-type="string">
            <text:p>Londo Proundfoot</text:p>
          </table:table-cell>
          <table:table-cell office:value-type="string">
            <text:p>Tolak</text:p>
          </table:table-cell>
          <table:table-cell office:value-type="string">
            <text:p>Supreme ArchmageLinaniil</text:p>
          </table:table-cell>
          <table:table-cell office:value-type="string">
            <text:p>High Sun Paladin Aeryn</text:p>
          </table:table-cell>
          <table:table-cell table:style-name="ce39" office:value-type="string">
            <text:p>Aranion Gayaeil</text:p>
          </table:table-cell>
          <table:table-cell table:number-columns-repeated="1018"/>
        </table:table-row>
        <table:table-row table:style-name="ro1">
          <table:table-cell/>
          <table:table-cell office:value-type="string">
            <text:p>(Hobbit male)</text:p>
          </table:table-cell>
          <table:table-cell office:value-type="string">
            <text:p>(Higher male)</text:p>
          </table:table-cell>
          <table:table-cell office:value-type="string">
            <text:p>(Human female)</text:p>
          </table:table-cell>
          <table:table-cell office:value-type="string">
            <text:p>(Human female)</text:p>
          </table:table-cell>
          <table:table-cell office:value-type="string">
            <text:p>(shaloren male)</text:p>
          </table:table-cell>
          <table:table-cell table:number-columns-repeated="1018"/>
        </table:table-row>
        <table:table-row table:style-name="ro1">
          <table:table-cell office:value-type="string">
            <text:p>Boss Loot</text:p>
          </table:table-cell>
          <table:table-cell table:number-columns-repeated="1023"/>
        </table:table-row>
        <table:table-row table:style-name="ro1" table:number-rows-repeated="5">
          <table:table-cell table:number-columns-repeated="1024"/>
        </table:table-row>
        <table:table-row table:style-name="ro1">
          <table:table-cell office:value-type="string">
            <text:p>Special stores</text:p>
          </table:table-cell>
          <table:table-cell/>
          <table:table-cell office:value-type="string">
            <text:p>ego shop with high price if lsot merchant quets is done</text:p>
          </table:table-cell>
          <table:table-cell office:value-type="string">
            <text:p>Wands &amp; Staves</text:p>
          </table:table-cell>
          <table:table-cell table:number-columns-repeated="1020"/>
        </table:table-row>
        <table:table-row table:style-name="ro1">
          <table:table-cell table:number-columns-repeated="3"/>
          <table:table-cell office:value-type="string">
            <text:p>Magic teachings</text:p>
          </table:table-cell>
          <table:table-cell table:number-columns-repeated="1020"/>
        </table:table-row>
        <table:table-row table:style-name="ro1" table:number-rows-repeated="5">
          <table:table-cell table:number-columns-repeated="1024"/>
        </table:table-row>
        <table:table-row table:style-name="ro9">
          <table:table-cell table:style-name="ce31" office:value-type="string">
            <text:p>Notes</text:p>
          </table:table-cell>
          <table:table-cell table:style-name="ce26"/>
          <table:table-cell table:style-name="ce26" office:value-type="string">
            <text:p>Capital of the allied kingdosm</text:p>
          </table:table-cell>
          <table:table-cell table:style-name="ce26" office:value-type="string">
            <text:p>Mages town</text:p>
          </table:table-cell>
          <table:table-cell table:style-name="ce26" office:value-type="string">
            <text:p>Main free city of the east</text:p>
          </table:table-cell>
          <table:table-cell table:style-name="ce26" table:number-columns-repeated="5"/>
          <table:table-cell table:style-name="ce36"/>
          <table:table-cell table:style-name="ce26" table:number-columns-repeated="1013"/>
        </table:table-row>
        <table:table-row table:style-name="ro6">
          <table:table-cell table:style-name="ce31"/>
          <table:table-cell table:style-name="ce26" table:number-columns-repeated="2"/>
          <table:table-cell table:style-name="ce26" office:value-type="string">
            <text:p>All mages come from there.</text:p>
            <text:p><text:span text:style-name="T1">It was founded by « renegate » elves who did not want to see the « true » magic of the Istari be forgotten.</text:span></text:p>
            <text:p><text:span text:style-name="T1">It is said Gandalf secretly helped them.</text:span></text:p>
          </table:table-cell>
          <table:table-cell table:style-name="ce26" office:value-type="string">
            <text:p>Sun Paladins and Anorithil comes from there</text:p>
          </table:table-cell>
          <table:table-cell table:style-name="ce26" table:number-columns-repeated="5"/>
          <table:table-cell table:style-name="ce36"/>
          <table:table-cell table:style-name="ce26" table:number-columns-repeated="1013"/>
        </table:table-row>
        <table:table-row table:style-name="ro1">
          <table:table-cell table:style-name="ce31"/>
          <table:table-cell table:style-name="ce26" table:number-columns-repeated="9"/>
          <table:table-cell table:style-name="ce36"/>
          <table:table-cell table:style-name="ce26" table:number-columns-repeated="1013"/>
        </table:table-row>
        <table:table-row table:style-name="ro5">
          <table:table-cell table:style-name="ce31"/>
          <table:table-cell table:style-name="ce26" table:number-columns-repeated="2"/>
          <table:table-cell table:style-name="ce26" office:value-type="string">
            <text:p>It is located in an hidden valley in the Blue Mountains and must be accessed by a portal.</text:p>
            <text:p>Mages know its location, for others <text:s/>it must be discovered.</text:p>
          </table:table-cell>
          <table:table-cell table:style-name="ce26" table:number-columns-repeated="6"/>
          <table:table-cell table:style-name="ce36"/>
          <table:table-cell table:style-name="ce26" table:number-columns-repeated="1013"/>
        </table:table-row>
        <table:table-row table:style-name="ro1">
          <table:table-cell table:style-name="ce31"/>
          <table:table-cell table:style-name="ce26" table:number-columns-repeated="9"/>
          <table:table-cell table:style-name="ce36"/>
          <table:table-cell table:style-name="ce26" table:number-columns-repeated="1013"/>
        </table:table-row>
        <table:table-row table:style-name="ro9">
          <table:table-cell table:style-name="ce31"/>
          <table:table-cell table:style-name="ce26" table:number-columns-repeated="2"/>
          <table:table-cell table:style-name="ce26" office:value-type="string">
            <text:p>Turns hostile if player knows Corruptions</text:p>
          </table:table-cell>
          <table:table-cell table:style-name="ce26" table:number-columns-repeated="6"/>
          <table:table-cell table:style-name="ce36"/>
          <table:table-cell table:style-name="ce26" table:number-columns-repeated="1013"/>
        </table:table-row>
        <table:table-row table:style-name="ro9" table:number-rows-repeated="8">
          <table:table-cell table:style-name="ce31"/>
          <table:table-cell table:style-name="ce26" table:number-columns-repeated="9"/>
          <table:table-cell table:style-name="ce36"/>
          <table:table-cell table:style-name="ce26" table:number-columns-repeated="1013"/>
        </table:table-row>
        <table:table-row table:style-name="ro9" table:number-rows-repeated="65487">
          <table:table-cell table:number-columns-repeated="1024"/>
        </table:table-row>
        <table:table-row table:style-name="ro9">
          <table:table-cell table:number-columns-repeated="1024"/>
        </table:table-row>
      </table:table>
      <table:table table:name="Zone ideas" table:style-name="ta1" table:print="false">
        <table:table-column table:style-name="co14" table:number-columns-repeated="2" table:default-cell-style-name="Default"/>
        <table:table-row table:style-name="ro1">
          <table:table-cell office:value-type="string">
            <text:p>Metallic Forest</text:p>
          </table:table-cell>
          <table:table-cell office:value-type="string">
            <text:p>home of the steelgod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DejaVu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20">20/05/2011</text:date>, <text:time>11:29: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creation-date>2009-12-25T03:02:03</meta:creation-date>
    <dc:date>2011-05-20T11:29:10</dc:date>
    <dc:language>fr-FR</dc:language>
    <meta:editing-cycles>193</meta:editing-cycles>
    <meta:editing-duration>P12DT15H8M30S</meta:editing-duration>
    <meta:document-statistic meta:table-count="4" meta:cell-count="557" meta:object-count="0"/>
    <meta:user-defined meta:name="Info 1"/>
    <meta:user-defined meta:name="Info 2"/>
    <meta:user-defined meta:name="Info 3"/>
    <meta:user-defined meta:name="Info 4"/>
  </office:meta>
</office:document-meta>
</file>